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4.6pt"/>
    </style:style>
    <style:style style:name="co2" style:family="table-column">
      <style:table-column-properties fo:break-before="auto" style:column-width="114.6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74.3pt"/>
    </style:style>
    <style:style style:name="co8" style:family="table-column">
      <style:table-column-properties fo:break-before="auto" style:column-width="65.31pt"/>
    </style:style>
    <style:style style:name="co9" style:family="table-column">
      <style:table-column-properties fo:break-before="auto" style:column-width="52.81pt"/>
    </style:style>
    <style:style style:name="co10" style:family="table-column">
      <style:table-column-properties fo:break-before="auto" style:column-width="63.89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50.71pt"/>
    </style:style>
    <style:style style:name="co13" style:family="table-column">
      <style:table-column-properties fo:break-before="auto" style:column-width="34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7.26pt" fo:break-before="auto" style:use-optimal-row-height="false"/>
    </style:style>
    <style:style style:name="ro3" style:family="table-row">
      <style:table-row-properties style:row-height="30.7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Assets">
      <style:table-properties table:display="true" style:writing-mode="lr-tb"/>
    </style:style>
    <style:style style:name="ta2" style:family="table" style:master-page-name="PageStyle_5f_Assessment_20_Scale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cccc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fefe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efefef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cccc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efefef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5]=&quot;Not Relevant&quot;)" style:apply-style-name="ConditionalStyle_5f_1" style:base-cell-address="Assets.G5"/>
    </style:style>
    <style:style style:name="ce38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5]=&quot;Not Relevant&quot;)" style:apply-style-name="ConditionalStyle_5f_1" style:base-cell-address="Assets.G5"/>
    </style:style>
    <style:style style:name="ce39" style:family="table-cell" style:parent-style-name="Default">
      <style:table-cell-properties fo:border-bottom="0.74pt solid #000000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5]=&quot;Not Relevant&quot;)" style:apply-style-name="ConditionalStyle_5f_1" style:base-cell-address="Assets.G5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5]=&quot;Not Relevant&quot;)" style:apply-style-name="ConditionalStyle_5f_1" style:base-cell-address="Assets.G5"/>
    </style:style>
    <style:style style:name="ce41" style:family="table-cell" style:parent-style-name="Default">
      <style:table-cell-properties fo:border-bottom="none" fo:background-color="#cccccc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F5]=&quot;Not Relevant&quot;)" style:apply-style-name="ConditionalStyle_5f_1" style:base-cell-address="Assets.G5"/>
    </style:style>
    <style:style style:name="ce4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4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4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J5]=&quot;Not Relevant&quot;)" style:apply-style-name="ConditionalStyle_5f_1" style:base-cell-address="Assets.K5"/>
    </style:style>
    <style:style style:name="ce5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N5]=&quot;Not Relevant&quot;)" style:apply-style-name="ConditionalStyle_5f_1" style:base-cell-address="Assets.K23"/>
    </style:style>
    <style:style style:name="ce52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N5]=&quot;Not Relevant&quot;)" style:apply-style-name="ConditionalStyle_5f_1" style:base-cell-address="Assets.K23"/>
    </style:style>
    <style:style style:name="ce53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N5]=&quot;Not Relevant&quot;)" style:apply-style-name="ConditionalStyle_5f_1" style:base-cell-address="Assets.K23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N5]=&quot;Not Relevant&quot;)" style:apply-style-name="ConditionalStyle_5f_1" style:base-cell-address="Assets.K23"/>
    </style:style>
    <style:style style:name="ce55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N5]=&quot;Not Relevant&quot;)" style:apply-style-name="ConditionalStyle_5f_1" style:base-cell-address="Assets.K23"/>
    </style:style>
    <style:style style:name="ce56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Q5"/>
    </style:style>
    <style:style style:name="ce6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Q5"/>
    </style:style>
    <style:style style:name="ce6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Q5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Q5"/>
    </style:style>
    <style:style style:name="ce63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Q5"/>
    </style:style>
    <style:style style:name="ce64" style:family="table-cell" style:parent-style-name="Default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">
      <style:table-cell-properties fo:background-color="#f4f4f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1e1e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t Relevant&quot;" style:apply-style-name="ConditionalStyle_5f_1" style:base-cell-address="Assets.R5"/>
    </style:style>
    <style:style style:name="ce66" style:family="table-cell" style:parent-style-name="Default" style:data-style-name="N11">
      <style:table-cell-properties fo:border-bottom="none" fo:background-color="#f4f4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1e1e1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Not Relevant&quot;" style:apply-style-name="ConditionalStyle_5f_1" style:base-cell-address="Assets.R5"/>
    </style:style>
    <style:style style:name="ce67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S5"/>
    </style:style>
    <style:style style:name="ce68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R5]=&quot;Not Relevant&quot;)" style:apply-style-name="ConditionalStyle_5f_1" style:base-cell-address="Assets.S5"/>
    </style:style>
    <style:style style:name="ce71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U5]=&quot;Not Relevant&quot;)" style:apply-style-name="ConditionalStyle_5f_1" style:base-cell-address="Assets.T5"/>
    </style:style>
    <style:style style:name="ce7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U5]=&quot;Not Relevant&quot;)" style:apply-style-name="ConditionalStyle_5f_1" style:base-cell-address="Assets.T5"/>
    </style:style>
    <style:style style:name="ce75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U5]=&quot;Not Relevant&quot;)" style:apply-style-name="ConditionalStyle_5f_1" style:base-cell-address="Assets.T5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U5]=&quot;Not Relevant&quot;)" style:apply-style-name="ConditionalStyle_5f_1" style:base-cell-address="Assets.T5"/>
    </style:style>
    <style:style style:name="ce77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U5]=&quot;Not Relevant&quot;)" style:apply-style-name="ConditionalStyle_5f_1" style:base-cell-address="Assets.T5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t Relevant&quot;" style:apply-style-name="ConditionalStyle_5f_1" style:base-cell-address="Assets.R5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Not Relevant&quot;" style:apply-style-name="ConditionalStyle_5f_1" style:base-cell-address="Assets.R5"/>
    </style:style>
    <style:style style:name="ce8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order-bottom="0.74pt solid #000000" fo:background-color="#efefe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7" style:family="table-cell" style:parent-style-name="Default">
      <style:table-cell-properties fo:background-color="#aa4f4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e0666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6b26b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2222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9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9pt" style:font-size-complex="9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Not Relevant&quot;;&quot;Very Low&quot;;&quot;Low&quot;;&quot;Medium&quot;;&quot;High&quot;;&quot;Very High&quot;)" table:allow-empty-cell="true" table:display-list="unsorted" table:base-cell-address="Assets.F5">
          <table:error-message table:message-type="stop" table:display="true"/>
        </table:content-validation>
      </table:content-validations>
      <table:table table:name="Asse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4" table:number-columns-repeated="1002" table:default-cell-style-name="Default"/>
        <table:table-row table:style-name="ro1">
          <table:table-cell table:style-name="ce1"/>
          <table:table-cell table:style-name="ce10" table:number-columns-repeated="29"/>
          <table:table-cell table:number-columns-repeated="994"/>
        </table:table-row>
        <table:table-row table:style-name="ro2">
          <table:table-cell table:style-name="ce2" office:value-type="string" calcext:value-type="string" table:number-columns-spanned="4" table:number-rows-spanned="2">
            <text:p>Specific Valuables</text:p>
          </table:table-cell>
          <table:covered-table-cell table:number-columns-repeated="2" table:style-name="ce11"/>
          <table:covered-table-cell table:style-name="ce25"/>
          <table:table-cell table:style-name="ce27" office:value-type="string" calcext:value-type="string" table:number-columns-spanned="12" table:number-rows-spanned="1">
            <text:p>Impact on Project</text:p>
          </table:table-cell>
          <table:covered-table-cell table:number-columns-repeated="10" table:style-name="ce11"/>
          <table:covered-table-cell table:style-name="ce25"/>
          <table:table-cell table:style-name="ce56" office:value-type="string" calcext:value-type="string" table:number-columns-spanned="6" table:number-rows-spanned="1">
            <text:p>Total</text:p>
          </table:table-cell>
          <table:covered-table-cell table:number-columns-repeated="4" table:style-name="ce11"/>
          <table:covered-table-cell table:style-name="ce25"/>
          <table:table-cell table:style-name="ce10" table:number-columns-repeated="8"/>
          <table:table-cell table:number-columns-repeated="994"/>
        </table:table-row>
        <table:table-row table:style-name="ro3">
          <table:covered-table-cell table:style-name="ce3"/>
          <table:covered-table-cell table:number-columns-repeated="2" table:style-name="ce12"/>
          <table:covered-table-cell table:style-name="ce26"/>
          <table:table-cell table:style-name="ce28" office:value-type="string" calcext:value-type="string" table:number-columns-spanned="4" table:number-rows-spanned="1">
            <text:p><text:span text:style-name="T1">Brick</text:span></text:p>
            <text:p><text:span text:style-name="T2">(Access Fail: Destroy, Deny, Incapacitate)</text:span></text:p>
          </table:table-cell>
          <table:covered-table-cell table:number-columns-repeated="3" table:style-name="ce12"/>
          <table:table-cell table:style-name="ce42" office:value-type="string" calcext:value-type="string" table:number-columns-spanned="4" table:number-rows-spanned="1">
            <text:p><text:span text:style-name="T1">Nick</text:span></text:p>
            <text:p><text:span text:style-name="T2">(Confidentiality Fail: Copy, Steal)</text:span></text:p>
          </table:table-cell>
          <table:covered-table-cell table:number-columns-repeated="3" table:style-name="ce12"/>
          <table:table-cell table:style-name="ce50" office:value-type="string" calcext:value-type="string" table:number-columns-spanned="4" table:number-rows-spanned="1">
            <text:p><text:span text:style-name="T1">Trick</text:span></text:p>
            <text:p><text:span text:style-name="T2">(Integrity Fail: Insert, Alter, Subvert)</text:span></text:p>
          </table:table-cell>
          <table:covered-table-cell table:number-columns-repeated="2" table:style-name="ce12"/>
          <table:covered-table-cell table:style-name="ce26"/>
          <table:table-cell table:style-name="ce57" office:value-type="string" calcext:value-type="string" table:number-columns-spanned="3" table:number-rows-spanned="1">
            <text:p>Average</text:p>
          </table:table-cell>
          <table:covered-table-cell table:number-columns-repeated="2" table:style-name="ce12"/>
          <table:table-cell table:style-name="ce50" office:value-type="string" calcext:value-type="string" table:number-columns-spanned="3" table:number-rows-spanned="1">
            <text:p><text:span text:style-name="T1">Worst Case</text:span></text:p>
            <text:p><text:span text:style-name="T2">(What's the worst they can do?)</text:span></text:p>
          </table:table-cell>
          <table:covered-table-cell table:style-name="ce12"/>
          <table:covered-table-cell table:style-name="ce26"/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4" office:value-type="string" calcext:value-type="string">
            <text:p>Categories</text:p>
          </table:table-cell>
          <table:table-cell table:style-name="ce13" office:value-type="string" calcext:value-type="string">
            <text:p>Specific Valuables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ID</text:p>
          </table:table-cell>
          <table:table-cell table:style-name="ce29" office:value-type="string" calcext:value-type="string">
            <text:p>Type ID</text:p>
          </table:table-cell>
          <table:table-cell table:style-name="ce13" office:value-type="string" calcext:value-type="string">
            <text:p>Impact Scale</text:p>
          </table:table-cell>
          <table:table-cell table:style-name="ce13" office:value-type="string" calcext:value-type="string">
            <text:p>Point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Type ID</text:p>
          </table:table-cell>
          <table:table-cell table:style-name="ce13" office:value-type="string" calcext:value-type="string">
            <text:p>Impact Scale</text:p>
          </table:table-cell>
          <table:table-cell table:style-name="ce13" office:value-type="string" calcext:value-type="string">
            <text:p>Points</text:p>
          </table:table-cell>
          <table:table-cell table:style-name="ce13" office:value-type="string" calcext:value-type="string">
            <text:p>Notes</text:p>
          </table:table-cell>
          <table:table-cell table:style-name="ce13" office:value-type="string" calcext:value-type="string">
            <text:p>Type ID</text:p>
          </table:table-cell>
          <table:table-cell table:style-name="ce13" office:value-type="string" calcext:value-type="string">
            <text:p>Impact Scale</text:p>
          </table:table-cell>
          <table:table-cell table:style-name="ce13" office:value-type="string" calcext:value-type="string">
            <text:p>Points</text:p>
          </table:table-cell>
          <table:table-cell table:style-name="ce13" office:value-type="string" calcext:value-type="string">
            <text:p>Notes</text:p>
          </table:table-cell>
          <table:table-cell table:style-name="ce58" office:value-type="string" calcext:value-type="string">
            <text:p>Points</text:p>
          </table:table-cell>
          <table:table-cell table:style-name="ce64" office:value-type="string" calcext:value-type="string">
            <text:p>Impact Level</text:p>
          </table:table-cell>
          <table:table-cell table:style-name="ce64" office:value-type="string" calcext:value-type="string">
            <text:p>Risk Percent</text:p>
          </table:table-cell>
          <table:table-cell table:style-name="ce58" office:value-type="string" calcext:value-type="string">
            <text:p>Points</text:p>
          </table:table-cell>
          <table:table-cell table:style-name="ce64" office:value-type="string" calcext:value-type="string">
            <text:p>Impact Level</text:p>
          </table:table-cell>
          <table:table-cell table:style-name="ce80" office:value-type="string" calcext:value-type="string">
            <text:p>Risk Percent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4" office:value-type="string" calcext:value-type="string" table:number-columns-spanned="1" table:number-rows-spanned="4">
            <text:p>Operational property</text:p>
          </table:table-cell>
          <table:table-cell table:style-name="ce14" office:value-type="string" calcext:value-type="string">
            <text:p>Vehicles</text:p>
          </table:table-cell>
          <table:table-cell table:style-name="ce14" office:value-type="string" calcext:value-type="string">
            <text:p>patrol cars, fire trucks, ambulances</text:p>
          </table:table-cell>
          <table:table-cell table:style-name="ce10" office:value-type="string" calcext:value-type="string">
            <text:p>OP-V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5]=&quot;Not Relevant&quot;; 0; IF(ISBLANK([.F5]); &quot;&quot;; VLOOKUP([.F5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Low</text:p>
          </table:table-cell>
          <table:table-cell table:style-name="ce43" table:formula="of:=IF([.J5]=&quot;Not Relevant&quot;; 0; IF(ISBLANK([.J5]); &quot;&quot;; VLOOKUP([.J5]; {&quot;Very Low&quot;;0.5|&quot;Low&quot;;2|&quot;Medium&quot;;5|&quot;High&quot;;8|&quot;Very High&quot;;10}; 2; 0)))" office:value-type="float" office:value="2" calcext:value-type="float">
            <text:p>2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5]=&quot;Not Relevant&quot;; 0; IF(ISBLANK([.N5]); &quot;&quot;; VLOOKUP([.N5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5];[.K5];[.O5]);1)" office:value-type="float" office:value="0.7" calcext:value-type="float">
            <text:p>0.7</text:p>
          </table:table-cell>
          <table:table-cell table:style-name="ce65" table:formula="of:=IF([.Q5]=0; &quot;Not Relevant&quot;;     IF(AND([.Q5]&gt;0; [.Q5]&lt;=0.4); &quot;Very Low&quot;;     IF(AND([.Q5]&gt;0.4; [.Q5]&lt;=2); &quot;Low&quot;;     IF(AND([.Q5]&gt;2; [.Q5]&lt;=7.9); &quot;Medium&quot;;     IF(AND([.Q5]&gt;7.9; [.Q5]&lt;=9.5); &quot;High&quot;;     IF(AND([.Q5]&gt;9.5; [.Q5]&lt;=10); &quot;Very High&quot;; &quot;Out of Range&quot;))))))" office:value-type="string" office:string-value="Low" calcext:value-type="string">
            <text:p>Low</text:p>
          </table:table-cell>
          <table:table-cell table:style-name="ce67" table:formula="of:=AVERAGE([.G5];[.K5];[.O5])/10" office:value-type="percentage" office:value="0.0666666666666667" calcext:value-type="percentage">
            <text:p>6.67%</text:p>
          </table:table-cell>
          <table:table-cell table:style-name="ce73" table:formula="of:=MAX([.O5];[.K5];[.G5])" office:value-type="float" office:value="2" calcext:value-type="float">
            <text:p>2</text:p>
          </table:table-cell>
          <table:table-cell table:style-name="ce78" table:formula="of:=ifs([.T5]=0;&quot;Not Relevant&quot;; [.T5]=0.5;&quot;Very Low&quot;; [.T5]=2;&quot;Low&quot;; [.T5]=5;&quot;Medium&quot;; [.T5]=8;&quot;High&quot;; [.T5]=10;&quot;Very High&quot;; 1;&quot;Out of Range&quot;)" office:value-type="string" office:string-value="" calcext:value-type="error">
            <text:p>#NAME?</text:p>
          </table:table-cell>
          <table:table-cell table:style-name="ce67" table:formula="of:=[.T5]/10" office:value-type="percentage" office:value="0.2" calcext:value-type="percentage">
            <text:p>20.00%</text:p>
          </table:table-cell>
          <table:table-cell table:style-name="ce10"/>
          <table:table-cell table:style-name="ce67"/>
          <table:table-cell table:style-name="ce10" table:number-columns-repeated="6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Buildings</text:p>
          </table:table-cell>
          <table:table-cell table:style-name="ce14" office:value-type="string" calcext:value-type="string">
            <text:p>headquarters, field offices, shelters</text:p>
          </table:table-cell>
          <table:table-cell table:style-name="ce10" office:value-type="string" calcext:value-type="string">
            <text:p>OP-B</text:p>
          </table:table-cell>
          <table:table-cell table:style-name="ce30"/>
          <table:table-cell table:style-name="ce14" table:content-validation-name="val1" office:value-type="string" calcext:value-type="string">
            <text:p>Low</text:p>
          </table:table-cell>
          <table:table-cell table:style-name="ce37" table:formula="of:=IF([.F6]=&quot;Not Relevant&quot;; 0; IF(ISBLANK([.F6]); &quot;&quot;; VLOOKUP([.F6]; {&quot;Very Low&quot;;0.5|&quot;Low&quot;;2|&quot;Medium&quot;;5|&quot;High&quot;;8|&quot;Very High&quot;;10}; 2; 0)))" office:value-type="float" office:value="2" calcext:value-type="float">
            <text:p>2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3" table:formula="of:=IF([.J6]=&quot;Not Relevant&quot;; 0; IF(ISBLANK([.J6]); &quot;&quot;; VLOOKUP([.J6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Low</text:p>
          </table:table-cell>
          <table:table-cell table:style-name="ce51" table:formula="of:=IF([.N6]=&quot;Not Relevant&quot;; 0; IF(ISBLANK([.N6]); &quot;&quot;; VLOOKUP([.N6]; {&quot;Very Low&quot;;0.5|&quot;Low&quot;;2|&quot;Medium&quot;;5|&quot;High&quot;;8|&quot;Very High&quot;;10}; 2; 0)))" office:value-type="float" office:value="2" calcext:value-type="float">
            <text:p>2</text:p>
          </table:table-cell>
          <table:table-cell table:style-name="ce10"/>
          <table:table-cell table:style-name="ce59" table:formula="of:=ROUND(AVERAGE([.G6];[.K6];[.O6]);1)" office:value-type="float" office:value="1.3" calcext:value-type="float">
            <text:p>1.3</text:p>
          </table:table-cell>
          <table:table-cell table:style-name="ce65" table:formula="of:=IF([.Q6]=0; &quot;Not Relevant&quot;;     IF(AND([.Q6]&gt;0; [.Q6]&lt;=0.4); &quot;Very Low&quot;;     IF(AND([.Q6]&gt;0.4; [.Q6]&lt;=2); &quot;Low&quot;;     IF(AND([.Q6]&gt;2; [.Q6]&lt;=7.9); &quot;Medium&quot;;     IF(AND([.Q6]&gt;7.9; [.Q6]&lt;=9.5); &quot;High&quot;;     IF(AND([.Q6]&gt;9.5; [.Q6]&lt;=10); &quot;Very High&quot;; &quot;Out of Range&quot;))))))" office:value-type="string" office:string-value="Low" calcext:value-type="string">
            <text:p>Low</text:p>
          </table:table-cell>
          <table:table-cell table:style-name="ce67" table:formula="of:=AVERAGE([.G6];[.K6];[.O6])/10" office:value-type="percentage" office:value="0.133333333333333" calcext:value-type="percentage">
            <text:p>13.33%</text:p>
          </table:table-cell>
          <table:table-cell table:style-name="ce73" table:formula="of:=MAX([.O6];[.K6];[.G6])" office:value-type="float" office:value="2" calcext:value-type="float">
            <text:p>2</text:p>
          </table:table-cell>
          <table:table-cell table:style-name="ce78" table:formula="of:=ifs([.T6]=0;&quot;Not Relevant&quot;; [.T6]=0.5;&quot;Very Low&quot;; [.T6]=2;&quot;Low&quot;; [.T6]=5;&quot;Medium&quot;; [.T6]=8;&quot;High&quot;; [.T6]=10;&quot;Very High&quot;; 1;&quot;Out of Range&quot;)" office:value-type="string" office:string-value="" calcext:value-type="error">
            <text:p>#NAME?</text:p>
          </table:table-cell>
          <table:table-cell table:style-name="ce67" table:formula="of:=[.T6]/10" office:value-type="percentage" office:value="0.2" calcext:value-type="percentage">
            <text:p>20.00%</text:p>
          </table:table-cell>
          <table:table-cell table:style-name="ce10"/>
          <table:table-cell table:style-name="ce84"/>
          <table:table-cell table:style-name="ce10" table:number-columns-repeated="6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Equipment</text:p>
          </table:table-cell>
          <table:table-cell table:style-name="ce14" office:value-type="string" calcext:value-type="string">
            <text:p>communication devices, tools, machinery</text:p>
          </table:table-cell>
          <table:table-cell table:style-name="ce10" office:value-type="string" calcext:value-type="string">
            <text:p>OP-E</text:p>
          </table:table-cell>
          <table:table-cell table:style-name="ce30"/>
          <table:table-cell table:style-name="ce14" table:content-validation-name="val1" office:value-type="string" calcext:value-type="string">
            <text:p>Medium</text:p>
          </table:table-cell>
          <table:table-cell table:style-name="ce37" table:formula="of:=IF([.F7]=&quot;Not Relevant&quot;; 0; IF(ISBLANK([.F7]); &quot;&quot;; VLOOKUP([.F7]; {&quot;Very Low&quot;;0.5|&quot;Low&quot;;2|&quot;Medium&quot;;5|&quot;High&quot;;8|&quot;Very High&quot;;10}; 2; 0)))" office:value-type="float" office:value="5" calcext:value-type="float">
            <text:p>5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High</text:p>
          </table:table-cell>
          <table:table-cell table:style-name="ce43" table:formula="of:=IF([.J7]=&quot;Not Relevant&quot;; 0; IF(ISBLANK([.J7]); &quot;&quot;; VLOOKUP([.J7]; {&quot;Very Low&quot;;0.5|&quot;Low&quot;;2|&quot;Medium&quot;;5|&quot;High&quot;;8|&quot;Very High&quot;;10}; 2; 0)))" office:value-type="float" office:value="8" calcext:value-type="float">
            <text:p>8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Low</text:p>
          </table:table-cell>
          <table:table-cell table:style-name="ce51" table:formula="of:=IF([.N7]=&quot;Not Relevant&quot;; 0; IF(ISBLANK([.N7]); &quot;&quot;; VLOOKUP([.N7]; {&quot;Very Low&quot;;0.5|&quot;Low&quot;;2|&quot;Medium&quot;;5|&quot;High&quot;;8|&quot;Very High&quot;;10}; 2; 0)))" office:value-type="float" office:value="0.5" calcext:value-type="float">
            <text:p>0.5</text:p>
          </table:table-cell>
          <table:table-cell table:style-name="ce10"/>
          <table:table-cell table:style-name="ce59" table:formula="of:=ROUND(AVERAGE([.G7];[.K7];[.O7]);1)" office:value-type="float" office:value="4.5" calcext:value-type="float">
            <text:p>4.5</text:p>
          </table:table-cell>
          <table:table-cell table:style-name="ce65" table:formula="of:=IF([.Q7]=0; &quot;Not Relevant&quot;;     IF(AND([.Q7]&gt;0; [.Q7]&lt;=0.4); &quot;Very Low&quot;;     IF(AND([.Q7]&gt;0.4; [.Q7]&lt;=2); &quot;Low&quot;;     IF(AND([.Q7]&gt;2; [.Q7]&lt;=7.9); &quot;Medium&quot;;     IF(AND([.Q7]&gt;7.9; [.Q7]&lt;=9.5); &quot;High&quot;;     IF(AND([.Q7]&gt;9.5; [.Q7]&lt;=10); &quot;Very High&quot;; &quot;Out of Range&quot;))))))" office:value-type="string" office:string-value="Medium" calcext:value-type="string">
            <text:p>Medium</text:p>
          </table:table-cell>
          <table:table-cell table:style-name="ce67" table:formula="of:=AVERAGE([.G7];[.K7];[.O7])/10" office:value-type="percentage" office:value="0.45" calcext:value-type="percentage">
            <text:p>45.00%</text:p>
          </table:table-cell>
          <table:table-cell table:style-name="ce73" table:formula="of:=MAX([.O7];[.K7];[.G7])" office:value-type="float" office:value="8" calcext:value-type="float">
            <text:p>8</text:p>
          </table:table-cell>
          <table:table-cell table:style-name="ce78" table:formula="of:=ifs([.T7]=0;&quot;Not Relevant&quot;; [.T7]=0.5;&quot;Very Low&quot;; [.T7]=2;&quot;Low&quot;; [.T7]=5;&quot;Medium&quot;; [.T7]=8;&quot;High&quot;; [.T7]=10;&quot;Very High&quot;; 1;&quot;Out of Range&quot;)" office:value-type="string" office:string-value="" calcext:value-type="error">
            <text:p>#NAME?</text:p>
          </table:table-cell>
          <table:table-cell table:style-name="ce67" table:formula="of:=[.T7]/10" office:value-type="percentage" office:value="0.8" calcext:value-type="percentage">
            <text:p>8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Storage facilities or depots</text:p>
          </table:table-cell>
          <table:table-cell table:style-name="ce10"/>
          <table:table-cell table:style-name="ce10" office:value-type="string" calcext:value-type="string">
            <text:p>OP-S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8]=&quot;Not Relevant&quot;; 0; IF(ISBLANK([.F8]); &quot;&quot;; VLOOKUP([.F8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High</text:p>
          </table:table-cell>
          <table:table-cell table:style-name="ce43" table:formula="of:=IF([.J8]=&quot;Not Relevant&quot;; 0; IF(ISBLANK([.J8]); &quot;&quot;; VLOOKUP([.J8]; {&quot;Very Low&quot;;0.5|&quot;Low&quot;;2|&quot;Medium&quot;;5|&quot;High&quot;;8|&quot;Very High&quot;;10}; 2; 0)))" office:value-type="float" office:value="10" calcext:value-type="float">
            <text:p>1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High</text:p>
          </table:table-cell>
          <table:table-cell table:style-name="ce51" table:formula="of:=IF([.N8]=&quot;Not Relevant&quot;; 0; IF(ISBLANK([.N8]); &quot;&quot;; VLOOKUP([.N8]; {&quot;Very Low&quot;;0.5|&quot;Low&quot;;2|&quot;Medium&quot;;5|&quot;High&quot;;8|&quot;Very High&quot;;10}; 2; 0)))" office:value-type="float" office:value="10" calcext:value-type="float">
            <text:p>10</text:p>
          </table:table-cell>
          <table:table-cell table:style-name="ce10"/>
          <table:table-cell table:style-name="ce59" table:formula="of:=ROUND(AVERAGE([.G8];[.K8];[.O8]);1)" office:value-type="float" office:value="6.7" calcext:value-type="float">
            <text:p>6.7</text:p>
          </table:table-cell>
          <table:table-cell table:style-name="ce65" table:formula="of:=IF([.Q8]=0; &quot;Not Relevant&quot;;     IF(AND([.Q8]&gt;0; [.Q8]&lt;=0.4); &quot;Very Low&quot;;     IF(AND([.Q8]&gt;0.4; [.Q8]&lt;=2); &quot;Low&quot;;     IF(AND([.Q8]&gt;2; [.Q8]&lt;=7.9); &quot;Medium&quot;;     IF(AND([.Q8]&gt;7.9; [.Q8]&lt;=9.5); &quot;High&quot;;     IF(AND([.Q8]&gt;9.5; [.Q8]&lt;=10); &quot;Very High&quot;; &quot;Out of Range&quot;))))))" office:value-type="string" office:string-value="Medium" calcext:value-type="string">
            <text:p>Medium</text:p>
          </table:table-cell>
          <table:table-cell table:style-name="ce67" table:formula="of:=AVERAGE([.G8];[.K8];[.O8])/10" office:value-type="percentage" office:value="0.666666666666667" calcext:value-type="percentage">
            <text:p>66.67%</text:p>
          </table:table-cell>
          <table:table-cell table:style-name="ce73" table:formula="of:=MAX([.O8];[.K8];[.G8])" office:value-type="float" office:value="10" calcext:value-type="float">
            <text:p>10</text:p>
          </table:table-cell>
          <table:table-cell table:style-name="ce78" table:formula="of:=ifs([.T8]=0;&quot;Not Relevant&quot;; [.T8]=0.5;&quot;Very Low&quot;; [.T8]=2;&quot;Low&quot;; [.T8]=5;&quot;Medium&quot;; [.T8]=8;&quot;High&quot;; [.T8]=10;&quot;Very High&quot;; 1;&quot;Out of Range&quot;)" office:value-type="string" office:string-value="" calcext:value-type="error">
            <text:p>#NAME?</text:p>
          </table:table-cell>
          <table:table-cell table:style-name="ce67" table:formula="of:=[.T8]/10" office:value-type="percentage" office:value="1" calcext:value-type="percentage">
            <text:p>10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6"/>
          <table:table-cell table:style-name="ce15"/>
          <table:table-cell table:style-name="ce21" table:number-columns-repeated="2"/>
          <table:table-cell table:style-name="ce31"/>
          <table:table-cell table:style-name="ce21"/>
          <table:table-cell table:style-name="ce38"/>
          <table:table-cell table:style-name="ce21" table:number-columns-repeated="3"/>
          <table:table-cell table:style-name="ce44" table:formula="of:=IF([.J9]=&quot;Not Relevant&quot;; 0; IF(ISBLANK([.J9]); &quot;&quot;; VLOOKUP([.J9]; {&quot;Very Low&quot;;0.5|&quot;Low&quot;;2|&quot;Medium&quot;;5|&quot;High&quot;;8|&quot;Very High&quot;;10}; 2; 0)))">
            <text:p/>
          </table:table-cell>
          <table:table-cell table:style-name="ce21" table:number-columns-repeated="3"/>
          <table:table-cell table:style-name="ce52" table:formula="of:=IF([.N9]=&quot;Not Relevant&quot;; 0; IF(ISBLANK([.N9]); &quot;&quot;; VLOOKUP([.N9]; {&quot;Very Low&quot;;0.5|&quot;Low&quot;;2|&quot;Medium&quot;;5|&quot;High&quot;;8|&quot;Very High&quot;;10}; 2; 0)))">
            <text:p/>
          </table:table-cell>
          <table:table-cell table:style-name="ce21"/>
          <table:table-cell table:style-name="ce60"/>
          <table:table-cell table:style-name="ce21"/>
          <table:table-cell table:style-name="ce68"/>
          <table:table-cell table:style-name="ce74"/>
          <table:table-cell table:style-name="ce21"/>
          <table:table-cell table:style-name="ce68"/>
          <table:table-cell table:number-columns-repeated="1002"/>
        </table:table-row>
        <table:table-row table:style-name="ro1">
          <table:table-cell table:style-name="ce7"/>
          <table:table-cell table:style-name="ce16" table:number-columns-repeated="3"/>
          <table:table-cell table:style-name="ce32"/>
          <table:table-cell table:style-name="ce16"/>
          <table:table-cell table:style-name="ce39"/>
          <table:table-cell table:style-name="ce16" table:number-columns-repeated="3"/>
          <table:table-cell table:style-name="ce45" table:formula="of:=IF([.J10]=&quot;Not Relevant&quot;; 0; IF(ISBLANK([.J10]); &quot;&quot;; VLOOKUP([.J10]; {&quot;Very Low&quot;;0.5|&quot;Low&quot;;2|&quot;Medium&quot;;5|&quot;High&quot;;8|&quot;Very High&quot;;10}; 2; 0)))">
            <text:p/>
          </table:table-cell>
          <table:table-cell table:style-name="ce16" table:number-columns-repeated="3"/>
          <table:table-cell table:style-name="ce53" table:formula="of:=IF([.N10]=&quot;Not Relevant&quot;; 0; IF(ISBLANK([.N10]); &quot;&quot;; VLOOKUP([.N10]; {&quot;Very Low&quot;;0.5|&quot;Low&quot;;2|&quot;Medium&quot;;5|&quot;High&quot;;8|&quot;Very High&quot;;10}; 2; 0)))">
            <text:p/>
          </table:table-cell>
          <table:table-cell table:style-name="ce16"/>
          <table:table-cell table:style-name="ce61"/>
          <table:table-cell table:style-name="ce16"/>
          <table:table-cell table:style-name="ce69"/>
          <table:table-cell table:style-name="ce75"/>
          <table:table-cell table:style-name="ce16"/>
          <table:table-cell table:style-name="ce81"/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4">
            <text:p>Data</text:p>
          </table:table-cell>
          <table:table-cell table:style-name="ce17" office:value-type="string" calcext:value-type="string">
            <text:p>Citizen demographic information</text:p>
          </table:table-cell>
          <table:table-cell table:style-name="ce10"/>
          <table:table-cell table:style-name="ce10" office:value-type="string" calcext:value-type="string">
            <text:p>DATA-CDI</text:p>
          </table:table-cell>
          <table:table-cell table:style-name="ce30"/>
          <table:table-cell table:style-name="ce14" table:content-validation-name="val1" office:value-type="string" calcext:value-type="string">
            <text:p>High</text:p>
          </table:table-cell>
          <table:table-cell table:style-name="ce37" table:formula="of:=IF([.F11]=&quot;Not Relevant&quot;; 0; IF(ISBLANK([.F11]); &quot;&quot;; VLOOKUP([.F11]; {&quot;Very Low&quot;;0.5|&quot;Low&quot;;2|&quot;Medium&quot;;5|&quot;High&quot;;8|&quot;Very High&quot;;10}; 2; 0)))" office:value-type="float" office:value="8" calcext:value-type="float">
            <text:p>8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High</text:p>
          </table:table-cell>
          <table:table-cell table:style-name="ce43" table:formula="of:=IF([.J11]=&quot;Not Relevant&quot;; 0; IF(ISBLANK([.J11]); &quot;&quot;; VLOOKUP([.J11]; {&quot;Very Low&quot;;0.5|&quot;Low&quot;;2|&quot;Medium&quot;;5|&quot;High&quot;;8|&quot;Very High&quot;;10}; 2; 0)))" office:value-type="float" office:value="8" calcext:value-type="float">
            <text:p>8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High</text:p>
          </table:table-cell>
          <table:table-cell table:style-name="ce51" table:formula="of:=IF([.N11]=&quot;Not Relevant&quot;; 0; IF(ISBLANK([.N11]); &quot;&quot;; VLOOKUP([.N11]; {&quot;Very Low&quot;;0.5|&quot;Low&quot;;2|&quot;Medium&quot;;5|&quot;High&quot;;8|&quot;Very High&quot;;10}; 2; 0)))" office:value-type="float" office:value="8" calcext:value-type="float">
            <text:p>8</text:p>
          </table:table-cell>
          <table:table-cell table:style-name="ce10"/>
          <table:table-cell table:style-name="ce59" table:formula="of:=ROUND(AVERAGE([.G11];[.K11];[.O11]);1)" office:value-type="float" office:value="8" calcext:value-type="float">
            <text:p>8</text:p>
          </table:table-cell>
          <table:table-cell table:style-name="ce65" table:formula="of:=IF([.Q11]=0; &quot;Not Relevant&quot;;     IF(AND([.Q11]&gt;0; [.Q11]&lt;=0.4); &quot;Very Low&quot;;     IF(AND([.Q11]&gt;0.4; [.Q11]&lt;=2); &quot;Low&quot;;     IF(AND([.Q11]&gt;2; [.Q11]&lt;=7.9); &quot;Medium&quot;;     IF(AND([.Q11]&gt;7.9; [.Q11]&lt;=9.5); &quot;High&quot;;     IF(AND([.Q11]&gt;9.5; [.Q11]&lt;=10); &quot;Very High&quot;; &quot;Out of Range&quot;))))))" office:value-type="string" office:string-value="High" calcext:value-type="string">
            <text:p>High</text:p>
          </table:table-cell>
          <table:table-cell table:style-name="ce67" table:formula="of:=AVERAGE([.G11];[.K11];[.O11])/10" office:value-type="percentage" office:value="0.8" calcext:value-type="percentage">
            <text:p>80.00%</text:p>
          </table:table-cell>
          <table:table-cell table:style-name="ce73" table:formula="of:=MAX([.O11];[.K11];[.G11])" office:value-type="float" office:value="8" calcext:value-type="float">
            <text:p>8</text:p>
          </table:table-cell>
          <table:table-cell table:style-name="ce78" table:formula="of:=ifs([.T11]=0;&quot;Not Relevant&quot;; [.T11]=0.5;&quot;Very Low&quot;; [.T11]=2;&quot;Low&quot;; [.T11]=5;&quot;Medium&quot;; [.T11]=8;&quot;High&quot;; [.T11]=10;&quot;Very High&quot;; 1;&quot;Out of Range&quot;)" office:value-type="string" office:string-value="" calcext:value-type="error">
            <text:p>#NAME?</text:p>
          </table:table-cell>
          <table:table-cell table:style-name="ce67" table:formula="of:=[.T11]/10" office:value-type="percentage" office:value="0.8" calcext:value-type="percentage">
            <text:p>8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7" office:value-type="string" calcext:value-type="string">
            <text:p>Historical incident reports</text:p>
          </table:table-cell>
          <table:table-cell table:style-name="ce10"/>
          <table:table-cell table:style-name="ce10" office:value-type="string" calcext:value-type="string">
            <text:p>DATA-HIR</text:p>
          </table:table-cell>
          <table:table-cell table:style-name="ce30"/>
          <table:table-cell table:style-name="ce14" table:content-validation-name="val1" office:value-type="string" calcext:value-type="string">
            <text:p>Medium</text:p>
          </table:table-cell>
          <table:table-cell table:style-name="ce37" table:formula="of:=IF([.F12]=&quot;Not Relevant&quot;; 0; IF(ISBLANK([.F12]); &quot;&quot;; VLOOKUP([.F12]; {&quot;Very Low&quot;;0.5|&quot;Low&quot;;2|&quot;Medium&quot;;5|&quot;High&quot;;8|&quot;Very High&quot;;10}; 2; 0)))" office:value-type="float" office:value="5" calcext:value-type="float">
            <text:p>5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3" table:formula="of:=IF([.J12]=&quot;Not Relevant&quot;; 0; IF(ISBLANK([.J12]); &quot;&quot;; VLOOKUP([.J12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12]=&quot;Not Relevant&quot;; 0; IF(ISBLANK([.N12]); &quot;&quot;; VLOOKUP([.N12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12];[.K12];[.O12]);1)" office:value-type="float" office:value="1.7" calcext:value-type="float">
            <text:p>1.7</text:p>
          </table:table-cell>
          <table:table-cell table:style-name="ce65" table:formula="of:=IF([.Q12]=0; &quot;Not Relevant&quot;;     IF(AND([.Q12]&gt;0; [.Q12]&lt;=0.4); &quot;Very Low&quot;;     IF(AND([.Q12]&gt;0.4; [.Q12]&lt;=2); &quot;Low&quot;;     IF(AND([.Q12]&gt;2; [.Q12]&lt;=7.9); &quot;Medium&quot;;     IF(AND([.Q12]&gt;7.9; [.Q12]&lt;=9.5); &quot;High&quot;;     IF(AND([.Q12]&gt;9.5; [.Q12]&lt;=10); &quot;Very High&quot;; &quot;Out of Range&quot;))))))" office:value-type="string" office:string-value="Low" calcext:value-type="string">
            <text:p>Low</text:p>
          </table:table-cell>
          <table:table-cell table:style-name="ce67" table:formula="of:=AVERAGE([.G12];[.K12];[.O12])/10" office:value-type="percentage" office:value="0.166666666666667" calcext:value-type="percentage">
            <text:p>16.67%</text:p>
          </table:table-cell>
          <table:table-cell table:style-name="ce73" table:formula="of:=MAX([.O12];[.K12];[.G12])" office:value-type="float" office:value="5" calcext:value-type="float">
            <text:p>5</text:p>
          </table:table-cell>
          <table:table-cell table:style-name="ce78" table:formula="of:=ifs([.T12]=0;&quot;Not Relevant&quot;; [.T12]=0.5;&quot;Very Low&quot;; [.T12]=2;&quot;Low&quot;; [.T12]=5;&quot;Medium&quot;; [.T12]=8;&quot;High&quot;; [.T12]=10;&quot;Very High&quot;; 1;&quot;Out of Range&quot;)" office:value-type="string" office:string-value="" calcext:value-type="error">
            <text:p>#NAME?</text:p>
          </table:table-cell>
          <table:table-cell table:style-name="ce67" table:formula="of:=[.T12]/10" office:value-type="percentage" office:value="0.5" calcext:value-type="percentage">
            <text:p>5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7" office:value-type="string" calcext:value-type="string">
            <text:p>Environmental and weather data</text:p>
          </table:table-cell>
          <table:table-cell table:style-name="ce10"/>
          <table:table-cell table:style-name="ce10" office:value-type="string" calcext:value-type="string">
            <text:p>DATA-EWD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13]=&quot;Not Relevant&quot;; 0; IF(ISBLANK([.F13]); &quot;&quot;; VLOOKUP([.F13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Low</text:p>
          </table:table-cell>
          <table:table-cell table:style-name="ce43" table:formula="of:=IF([.J13]=&quot;Not Relevant&quot;; 0; IF(ISBLANK([.J13]); &quot;&quot;; VLOOKUP([.J13]; {&quot;Very Low&quot;;0.5|&quot;Low&quot;;2|&quot;Medium&quot;;5|&quot;High&quot;;8|&quot;Very High&quot;;10}; 2; 0)))" office:value-type="float" office:value="0.5" calcext:value-type="float">
            <text:p>0.5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13]=&quot;Not Relevant&quot;; 0; IF(ISBLANK([.N13]); &quot;&quot;; VLOOKUP([.N13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13];[.K13];[.O13]);1)" office:value-type="float" office:value="0.2" calcext:value-type="float">
            <text:p>0.2</text:p>
          </table:table-cell>
          <table:table-cell table:style-name="ce65" table:formula="of:=IF([.Q13]=0; &quot;Not Relevant&quot;;     IF(AND([.Q13]&gt;0; [.Q13]&lt;=0.4); &quot;Very Low&quot;;     IF(AND([.Q13]&gt;0.4; [.Q13]&lt;=2); &quot;Low&quot;;     IF(AND([.Q13]&gt;2; [.Q13]&lt;=7.9); &quot;Medium&quot;;     IF(AND([.Q13]&gt;7.9; [.Q13]&lt;=9.5); &quot;High&quot;;     IF(AND([.Q13]&gt;9.5; [.Q13]&lt;=10); &quot;Very High&quot;; &quot;Out of Range&quot;))))))" office:value-type="string" office:string-value="Very Low" calcext:value-type="string">
            <text:p>Very Low</text:p>
          </table:table-cell>
          <table:table-cell table:style-name="ce67" table:formula="of:=AVERAGE([.G13];[.K13];[.O13])/10" office:value-type="percentage" office:value="0.0166666666666667" calcext:value-type="percentage">
            <text:p>1.67%</text:p>
          </table:table-cell>
          <table:table-cell table:style-name="ce73" table:formula="of:=MAX([.O13];[.K13];[.G13])" office:value-type="float" office:value="0.5" calcext:value-type="float">
            <text:p>0.5</text:p>
          </table:table-cell>
          <table:table-cell table:style-name="ce78" table:formula="of:=ifs([.T13]=0;&quot;Not Relevant&quot;; [.T13]=0.5;&quot;Very Low&quot;; [.T13]=2;&quot;Low&quot;; [.T13]=5;&quot;Medium&quot;; [.T13]=8;&quot;High&quot;; [.T13]=10;&quot;Very High&quot;; 1;&quot;Out of Range&quot;)" office:value-type="string" office:string-value="" calcext:value-type="error">
            <text:p>#NAME?</text:p>
          </table:table-cell>
          <table:table-cell table:style-name="ce67" table:formula="of:=[.T13]/10" office:value-type="percentage" office:value="0.05" calcext:value-type="percentage">
            <text:p>5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7" office:value-type="string" calcext:value-type="string">
            <text:p>Real-time sensor data</text:p>
          </table:table-cell>
          <table:table-cell table:style-name="ce22" office:value-type="string" calcext:value-type="string">
            <text:p>traffic, pollution levels</text:p>
          </table:table-cell>
          <table:table-cell table:style-name="ce10" office:value-type="string" calcext:value-type="string">
            <text:p>DATA-RSD</text:p>
          </table:table-cell>
          <table:table-cell table:style-name="ce30"/>
          <table:table-cell table:style-name="ce14" table:content-validation-name="val1" office:value-type="string" calcext:value-type="string">
            <text:p>Very High</text:p>
          </table:table-cell>
          <table:table-cell table:style-name="ce37" table:formula="of:=IF([.F14]=&quot;Not Relevant&quot;; 0; IF(ISBLANK([.F14]); &quot;&quot;; VLOOKUP([.F14]; {&quot;Very Low&quot;;0.5|&quot;Low&quot;;2|&quot;Medium&quot;;5|&quot;High&quot;;8|&quot;Very High&quot;;10}; 2; 0)))" office:value-type="float" office:value="10" calcext:value-type="float">
            <text:p>1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High</text:p>
          </table:table-cell>
          <table:table-cell table:style-name="ce43" table:formula="of:=IF([.J14]=&quot;Not Relevant&quot;; 0; IF(ISBLANK([.J14]); &quot;&quot;; VLOOKUP([.J14]; {&quot;Very Low&quot;;0.5|&quot;Low&quot;;2|&quot;Medium&quot;;5|&quot;High&quot;;8|&quot;Very High&quot;;10}; 2; 0)))" office:value-type="float" office:value="10" calcext:value-type="float">
            <text:p>1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Very High</text:p>
          </table:table-cell>
          <table:table-cell table:style-name="ce51" table:formula="of:=IF([.N14]=&quot;Not Relevant&quot;; 0; IF(ISBLANK([.N14]); &quot;&quot;; VLOOKUP([.N14]; {&quot;Very Low&quot;;0.5|&quot;Low&quot;;2|&quot;Medium&quot;;5|&quot;High&quot;;8|&quot;Very High&quot;;10}; 2; 0)))" office:value-type="float" office:value="10" calcext:value-type="float">
            <text:p>10</text:p>
          </table:table-cell>
          <table:table-cell table:style-name="ce10"/>
          <table:table-cell table:style-name="ce59" table:formula="of:=ROUND(AVERAGE([.G14];[.K14];[.O14]);1)" office:value-type="float" office:value="10" calcext:value-type="float">
            <text:p>10</text:p>
          </table:table-cell>
          <table:table-cell table:style-name="ce65" table:formula="of:=IF([.Q14]=0; &quot;Not Relevant&quot;;     IF(AND([.Q14]&gt;0; [.Q14]&lt;=0.4); &quot;Very Low&quot;;     IF(AND([.Q14]&gt;0.4; [.Q14]&lt;=2); &quot;Low&quot;;     IF(AND([.Q14]&gt;2; [.Q14]&lt;=7.9); &quot;Medium&quot;;     IF(AND([.Q14]&gt;7.9; [.Q14]&lt;=9.5); &quot;High&quot;;     IF(AND([.Q14]&gt;9.5; [.Q14]&lt;=10); &quot;Very High&quot;; &quot;Out of Range&quot;))))))" office:value-type="string" office:string-value="Very High" calcext:value-type="string">
            <text:p>Very High</text:p>
          </table:table-cell>
          <table:table-cell table:style-name="ce67" table:formula="of:=AVERAGE([.G14];[.K14];[.O14])/10" office:value-type="percentage" office:value="1" calcext:value-type="percentage">
            <text:p>100.00%</text:p>
          </table:table-cell>
          <table:table-cell table:style-name="ce73" table:formula="of:=MAX([.O14];[.K14];[.G14])" office:value-type="float" office:value="10" calcext:value-type="float">
            <text:p>10</text:p>
          </table:table-cell>
          <table:table-cell table:style-name="ce78" table:formula="of:=ifs([.T14]=0;&quot;Not Relevant&quot;; [.T14]=0.5;&quot;Very Low&quot;; [.T14]=2;&quot;Low&quot;; [.T14]=5;&quot;Medium&quot;; [.T14]=8;&quot;High&quot;; [.T14]=10;&quot;Very High&quot;; 1;&quot;Out of Range&quot;)" office:value-type="string" office:string-value="" calcext:value-type="error">
            <text:p>#NAME?</text:p>
          </table:table-cell>
          <table:table-cell table:style-name="ce67" table:formula="of:=[.T14]/10" office:value-type="percentage" office:value="1" calcext:value-type="percentage">
            <text:p>10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6"/>
          <table:table-cell table:style-name="ce15"/>
          <table:table-cell table:style-name="ce21" table:number-columns-repeated="2"/>
          <table:table-cell table:style-name="ce31"/>
          <table:table-cell table:style-name="ce21"/>
          <table:table-cell table:style-name="ce38"/>
          <table:table-cell table:style-name="ce21" table:number-columns-repeated="3"/>
          <table:table-cell table:style-name="ce44" table:formula="of:=IF([.J15]=&quot;Not Relevant&quot;; 0; IF(ISBLANK([.J15]); &quot;&quot;; VLOOKUP([.J15]; {&quot;Very Low&quot;;0.5|&quot;Low&quot;;2|&quot;Medium&quot;;5|&quot;High&quot;;8|&quot;Very High&quot;;10}; 2; 0)))">
            <text:p/>
          </table:table-cell>
          <table:table-cell table:style-name="ce21" table:number-columns-repeated="3"/>
          <table:table-cell table:style-name="ce52" table:formula="of:=IF([.N15]=&quot;Not Relevant&quot;; 0; IF(ISBLANK([.N15]); &quot;&quot;; VLOOKUP([.N15]; {&quot;Very Low&quot;;0.5|&quot;Low&quot;;2|&quot;Medium&quot;;5|&quot;High&quot;;8|&quot;Very High&quot;;10}; 2; 0)))">
            <text:p/>
          </table:table-cell>
          <table:table-cell table:style-name="ce21"/>
          <table:table-cell table:style-name="ce60"/>
          <table:table-cell table:style-name="ce21"/>
          <table:table-cell table:style-name="ce68"/>
          <table:table-cell table:style-name="ce74"/>
          <table:table-cell table:style-name="ce21"/>
          <table:table-cell table:style-name="ce68"/>
          <table:table-cell table:number-columns-repeated="1002"/>
        </table:table-row>
        <table:table-row table:style-name="ro1">
          <table:table-cell table:style-name="ce7"/>
          <table:table-cell table:style-name="ce16" table:number-columns-repeated="3"/>
          <table:table-cell table:style-name="ce32"/>
          <table:table-cell table:style-name="ce16"/>
          <table:table-cell table:style-name="ce39"/>
          <table:table-cell table:style-name="ce16" table:number-columns-repeated="3"/>
          <table:table-cell table:style-name="ce45" table:formula="of:=IF([.J16]=&quot;Not Relevant&quot;; 0; IF(ISBLANK([.J16]); &quot;&quot;; VLOOKUP([.J16]; {&quot;Very Low&quot;;0.5|&quot;Low&quot;;2|&quot;Medium&quot;;5|&quot;High&quot;;8|&quot;Very High&quot;;10}; 2; 0)))">
            <text:p/>
          </table:table-cell>
          <table:table-cell table:style-name="ce16" table:number-columns-repeated="3"/>
          <table:table-cell table:style-name="ce53" table:formula="of:=IF([.N16]=&quot;Not Relevant&quot;; 0; IF(ISBLANK([.N16]); &quot;&quot;; VLOOKUP([.N16]; {&quot;Very Low&quot;;0.5|&quot;Low&quot;;2|&quot;Medium&quot;;5|&quot;High&quot;;8|&quot;Very High&quot;;10}; 2; 0)))">
            <text:p/>
          </table:table-cell>
          <table:table-cell table:style-name="ce16"/>
          <table:table-cell table:style-name="ce61"/>
          <table:table-cell table:style-name="ce16"/>
          <table:table-cell table:style-name="ce69"/>
          <table:table-cell table:style-name="ce75"/>
          <table:table-cell table:style-name="ce16"/>
          <table:table-cell table:style-name="ce81"/>
          <table:table-cell table:number-columns-repeated="1002"/>
        </table:table-row>
        <table:table-row table:style-name="ro1">
          <table:table-cell table:style-name="ce8" office:value-type="string" calcext:value-type="string" table:number-columns-spanned="1" table:number-rows-spanned="4">
            <text:p>Situation Picture</text:p>
          </table:table-cell>
          <table:table-cell table:style-name="ce18" office:value-type="string" calcext:value-type="string">
            <text:p>Maps</text:p>
          </table:table-cell>
          <table:table-cell table:style-name="ce23"/>
          <table:table-cell table:style-name="ce23" office:value-type="string" calcext:value-type="string">
            <text:p>SIT-M</text:p>
          </table:table-cell>
          <table:table-cell table:style-name="ce33"/>
          <table:table-cell table:style-name="ce36" table:content-validation-name="val1" office:value-type="string" calcext:value-type="string">
            <text:p>Not Relevant</text:p>
          </table:table-cell>
          <table:table-cell table:style-name="ce40" table:formula="of:=IF([.F17]=&quot;Not Relevant&quot;; 0; IF(ISBLANK([.F17]); &quot;&quot;; VLOOKUP([.F17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Not Relevant</text:p>
          </table:table-cell>
          <table:table-cell table:style-name="ce46" table:formula="of:=IF([.J17]=&quot;Not Relevant&quot;; 0; IF(ISBLANK([.J17]); &quot;&quot;; VLOOKUP([.J17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Not Relevant</text:p>
          </table:table-cell>
          <table:table-cell table:style-name="ce54" table:formula="of:=IF([.N17]=&quot;Not Relevant&quot;; 0; IF(ISBLANK([.N17]); &quot;&quot;; VLOOKUP([.N17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/>
          <table:table-cell table:style-name="ce62" table:formula="of:=ROUND(AVERAGE([.G17];[.K17];[.O17]);1)" office:value-type="float" office:value="0" calcext:value-type="float">
            <text:p>0</text:p>
          </table:table-cell>
          <table:table-cell table:style-name="ce66" table:formula="of:=IF([.Q17]=0; &quot;Not Relevant&quot;;     IF(AND([.Q17]&gt;0; [.Q17]&lt;=0.4); &quot;Very Low&quot;;     IF(AND([.Q17]&gt;0.4; [.Q17]&lt;=2); &quot;Low&quot;;     IF(AND([.Q17]&gt;2; [.Q17]&lt;=7.9); &quot;Medium&quot;;     IF(AND([.Q17]&gt;7.9; [.Q17]&lt;=9.5); &quot;High&quot;;     IF(AND([.Q17]&gt;9.5; [.Q17]&lt;=10); &quot;Very High&quot;; &quot;Out of Range&quot;))))))" office:value-type="string" office:string-value="Not Relevant" calcext:value-type="string">
            <text:p>Not Relevant</text:p>
          </table:table-cell>
          <table:table-cell table:style-name="ce70" table:formula="of:=AVERAGE([.G17];[.K17];[.O17])/10" office:value-type="percentage" office:value="0" calcext:value-type="percentage">
            <text:p>0.00%</text:p>
          </table:table-cell>
          <table:table-cell table:style-name="ce76" table:formula="of:=MAX([.O17];[.K17];[.G17])" office:value-type="float" office:value="0" calcext:value-type="float">
            <text:p>0</text:p>
          </table:table-cell>
          <table:table-cell table:style-name="ce79" table:formula="of:=ifs([.T17]=0;&quot;Not Relevant&quot;; [.T17]=0.5;&quot;Very Low&quot;; [.T17]=2;&quot;Low&quot;; [.T17]=5;&quot;Medium&quot;; [.T17]=8;&quot;High&quot;; [.T17]=10;&quot;Very High&quot;; 1;&quot;Out of Range&quot;)" office:value-type="string" office:string-value="" calcext:value-type="error">
            <text:p>#NAME?</text:p>
          </table:table-cell>
          <table:table-cell table:style-name="ce70" table:formula="of:=[.T17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7" office:value-type="string" calcext:value-type="string">
            <text:p>Surveillance feeds</text:p>
          </table:table-cell>
          <table:table-cell table:style-name="ce10"/>
          <table:table-cell table:style-name="ce10" office:value-type="string" calcext:value-type="string">
            <text:p>SIT-S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18]=&quot;Not Relevant&quot;; 0; IF(ISBLANK([.F18]); &quot;&quot;; VLOOKUP([.F18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3" table:formula="of:=IF([.J18]=&quot;Not Relevant&quot;; 0; IF(ISBLANK([.J18]); &quot;&quot;; VLOOKUP([.J18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18]=&quot;Not Relevant&quot;; 0; IF(ISBLANK([.N18]); &quot;&quot;; VLOOKUP([.N18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18];[.K18];[.O18]);1)" office:value-type="float" office:value="0" calcext:value-type="float">
            <text:p>0</text:p>
          </table:table-cell>
          <table:table-cell table:style-name="ce65" table:formula="of:=IF([.Q18]=0; &quot;Not Relevant&quot;;     IF(AND([.Q18]&gt;0; [.Q18]&lt;=0.4); &quot;Very Low&quot;;     IF(AND([.Q18]&gt;0.4; [.Q18]&lt;=2); &quot;Low&quot;;     IF(AND([.Q18]&gt;2; [.Q18]&lt;=7.9); &quot;Medium&quot;;     IF(AND([.Q18]&gt;7.9; [.Q18]&lt;=9.5); &quot;High&quot;;     IF(AND([.Q18]&gt;9.5; [.Q18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18];[.K18];[.O18])/10" office:value-type="percentage" office:value="0" calcext:value-type="percentage">
            <text:p>0.00%</text:p>
          </table:table-cell>
          <table:table-cell table:style-name="ce73" table:formula="of:=MAX([.O18];[.K18];[.G18])" office:value-type="float" office:value="0" calcext:value-type="float">
            <text:p>0</text:p>
          </table:table-cell>
          <table:table-cell table:style-name="ce78" table:formula="of:=ifs([.T18]=0;&quot;Not Relevant&quot;; [.T18]=0.5;&quot;Very Low&quot;; [.T18]=2;&quot;Low&quot;; [.T18]=5;&quot;Medium&quot;; [.T18]=8;&quot;High&quot;; [.T18]=10;&quot;Very High&quot;; 1;&quot;Out of Range&quot;)" office:value-type="string" office:string-value="" calcext:value-type="error">
            <text:p>#NAME?</text:p>
          </table:table-cell>
          <table:table-cell table:style-name="ce67" table:formula="of:=[.T18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Intelligence briefings or reports</text:p>
          </table:table-cell>
          <table:table-cell table:style-name="ce10"/>
          <table:table-cell table:style-name="ce10" office:value-type="string" calcext:value-type="string">
            <text:p>SIT-I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19]=&quot;Not Relevant&quot;; 0; IF(ISBLANK([.F19]); &quot;&quot;; VLOOKUP([.F19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3" table:formula="of:=IF([.J19]=&quot;Not Relevant&quot;; 0; IF(ISBLANK([.J19]); &quot;&quot;; VLOOKUP([.J19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19]=&quot;Not Relevant&quot;; 0; IF(ISBLANK([.N19]); &quot;&quot;; VLOOKUP([.N19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19];[.K19];[.O19]);1)" office:value-type="float" office:value="0" calcext:value-type="float">
            <text:p>0</text:p>
          </table:table-cell>
          <table:table-cell table:style-name="ce65" table:formula="of:=IF([.Q19]=0; &quot;Not Relevant&quot;;     IF(AND([.Q19]&gt;0; [.Q19]&lt;=0.4); &quot;Very Low&quot;;     IF(AND([.Q19]&gt;0.4; [.Q19]&lt;=2); &quot;Low&quot;;     IF(AND([.Q19]&gt;2; [.Q19]&lt;=7.9); &quot;Medium&quot;;     IF(AND([.Q19]&gt;7.9; [.Q19]&lt;=9.5); &quot;High&quot;;     IF(AND([.Q19]&gt;9.5; [.Q19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19];[.K19];[.O19])/10" office:value-type="percentage" office:value="0" calcext:value-type="percentage">
            <text:p>0.00%</text:p>
          </table:table-cell>
          <table:table-cell table:style-name="ce73" table:formula="of:=MAX([.O19];[.K19];[.G19])" office:value-type="float" office:value="0" calcext:value-type="float">
            <text:p>0</text:p>
          </table:table-cell>
          <table:table-cell table:style-name="ce78" table:formula="of:=ifs([.T19]=0;&quot;Not Relevant&quot;; [.T19]=0.5;&quot;Very Low&quot;; [.T19]=2;&quot;Low&quot;; [.T19]=5;&quot;Medium&quot;; [.T19]=8;&quot;High&quot;; [.T19]=10;&quot;Very High&quot;; 1;&quot;Out of Range&quot;)" office:value-type="string" office:string-value="" calcext:value-type="error">
            <text:p>#NAME?</text:p>
          </table:table-cell>
          <table:table-cell table:style-name="ce67" table:formula="of:=[.T19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7" office:value-type="string" calcext:value-type="string">
            <text:p>On-ground status updates from teams</text:p>
          </table:table-cell>
          <table:table-cell table:style-name="ce10"/>
          <table:table-cell table:style-name="ce10" office:value-type="string" calcext:value-type="string">
            <text:p>SIT-O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20]=&quot;Not Relevant&quot;; 0; IF(ISBLANK([.F20]); &quot;&quot;; VLOOKUP([.F20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3" table:formula="of:=IF([.J20]=&quot;Not Relevant&quot;; 0; IF(ISBLANK([.J20]); &quot;&quot;; VLOOKUP([.J20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20]=&quot;Not Relevant&quot;; 0; IF(ISBLANK([.N20]); &quot;&quot;; VLOOKUP([.N20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20];[.K20];[.O20]);1)" office:value-type="float" office:value="0" calcext:value-type="float">
            <text:p>0</text:p>
          </table:table-cell>
          <table:table-cell table:style-name="ce65" table:formula="of:=IF([.Q20]=0; &quot;Not Relevant&quot;;     IF(AND([.Q20]&gt;0; [.Q20]&lt;=0.4); &quot;Very Low&quot;;     IF(AND([.Q20]&gt;0.4; [.Q20]&lt;=2); &quot;Low&quot;;     IF(AND([.Q20]&gt;2; [.Q20]&lt;=7.9); &quot;Medium&quot;;     IF(AND([.Q20]&gt;7.9; [.Q20]&lt;=9.5); &quot;High&quot;;     IF(AND([.Q20]&gt;9.5; [.Q20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20];[.K20];[.O20])/10" office:value-type="percentage" office:value="0" calcext:value-type="percentage">
            <text:p>0.00%</text:p>
          </table:table-cell>
          <table:table-cell table:style-name="ce73" table:formula="of:=MAX([.O20];[.K20];[.G20])" office:value-type="float" office:value="0" calcext:value-type="float">
            <text:p>0</text:p>
          </table:table-cell>
          <table:table-cell table:style-name="ce78" table:formula="of:=ifs([.T20]=0;&quot;Not Relevant&quot;; [.T20]=0.5;&quot;Very Low&quot;; [.T20]=2;&quot;Low&quot;; [.T20]=5;&quot;Medium&quot;; [.T20]=8;&quot;High&quot;; [.T20]=10;&quot;Very High&quot;; 1;&quot;Out of Range&quot;)" office:value-type="string" office:string-value="" calcext:value-type="error">
            <text:p>#NAME?</text:p>
          </table:table-cell>
          <table:table-cell table:style-name="ce67" table:formula="of:=[.T20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6"/>
          <table:table-cell table:style-name="ce15"/>
          <table:table-cell table:style-name="ce21" table:number-columns-repeated="2"/>
          <table:table-cell table:style-name="ce31"/>
          <table:table-cell table:style-name="ce21"/>
          <table:table-cell table:style-name="ce38"/>
          <table:table-cell table:style-name="ce21" table:number-columns-repeated="3"/>
          <table:table-cell table:style-name="ce44" table:formula="of:=IF([.J21]=&quot;Not Relevant&quot;; 0; IF(ISBLANK([.J21]); &quot;&quot;; VLOOKUP([.J21]; {&quot;Very Low&quot;;0.5|&quot;Low&quot;;2|&quot;Medium&quot;;5|&quot;High&quot;;8|&quot;Very High&quot;;10}; 2; 0)))">
            <text:p/>
          </table:table-cell>
          <table:table-cell table:style-name="ce21" table:number-columns-repeated="3"/>
          <table:table-cell table:style-name="ce52" table:formula="of:=IF([.N21]=&quot;Not Relevant&quot;; 0; IF(ISBLANK([.N21]); &quot;&quot;; VLOOKUP([.N21]; {&quot;Very Low&quot;;0.5|&quot;Low&quot;;2|&quot;Medium&quot;;5|&quot;High&quot;;8|&quot;Very High&quot;;10}; 2; 0)))">
            <text:p/>
          </table:table-cell>
          <table:table-cell table:style-name="ce21"/>
          <table:table-cell table:style-name="ce60"/>
          <table:table-cell table:style-name="ce21"/>
          <table:table-cell table:style-name="ce68"/>
          <table:table-cell table:style-name="ce74"/>
          <table:table-cell table:style-name="ce21"/>
          <table:table-cell table:style-name="ce68"/>
          <table:table-cell table:number-columns-repeated="1002"/>
        </table:table-row>
        <table:table-row table:style-name="ro1">
          <table:table-cell table:style-name="ce7"/>
          <table:table-cell table:style-name="ce19" table:number-columns-repeated="3"/>
          <table:table-cell table:style-name="ce34"/>
          <table:table-cell table:style-name="ce19"/>
          <table:table-cell table:style-name="ce41"/>
          <table:table-cell table:style-name="ce19" table:number-columns-repeated="3"/>
          <table:table-cell table:style-name="ce47" table:formula="of:=IF([.J22]=&quot;Not Relevant&quot;; 0; IF(ISBLANK([.J22]); &quot;&quot;; VLOOKUP([.J22]; {&quot;Very Low&quot;;0.5|&quot;Low&quot;;2|&quot;Medium&quot;;5|&quot;High&quot;;8|&quot;Very High&quot;;10}; 2; 0)))">
            <text:p/>
          </table:table-cell>
          <table:table-cell table:style-name="ce19" table:number-columns-repeated="3"/>
          <table:table-cell table:style-name="ce55" table:formula="of:=IF([.N22]=&quot;Not Relevant&quot;; 0; IF(ISBLANK([.N22]); &quot;&quot;; VLOOKUP([.N22]; {&quot;Very Low&quot;;0.5|&quot;Low&quot;;2|&quot;Medium&quot;;5|&quot;High&quot;;8|&quot;Very High&quot;;10}; 2; 0)))">
            <text:p/>
          </table:table-cell>
          <table:table-cell table:style-name="ce19"/>
          <table:table-cell table:style-name="ce63"/>
          <table:table-cell table:style-name="ce19"/>
          <table:table-cell table:style-name="ce71"/>
          <table:table-cell table:style-name="ce77"/>
          <table:table-cell table:style-name="ce19"/>
          <table:table-cell table:style-name="ce82"/>
          <table:table-cell table:number-columns-repeated="1002"/>
        </table:table-row>
        <table:table-row table:style-name="ro1">
          <table:table-cell table:style-name="ce4" office:value-type="string" calcext:value-type="string" table:number-columns-spanned="1" table:number-rows-spanned="4">
            <text:p>Operational System</text:p>
          </table:table-cell>
          <table:table-cell table:style-name="ce18" office:value-type="string" calcext:value-type="string">
            <text:p>Resource allocation software</text:p>
          </table:table-cell>
          <table:table-cell table:style-name="ce23"/>
          <table:table-cell table:style-name="ce23" office:value-type="string" calcext:value-type="string">
            <text:p>CS-RA</text:p>
          </table:table-cell>
          <table:table-cell table:style-name="ce33"/>
          <table:table-cell table:style-name="ce36" table:content-validation-name="val1" office:value-type="string" calcext:value-type="string">
            <text:p>Not Relevant</text:p>
          </table:table-cell>
          <table:table-cell table:style-name="ce40" table:formula="of:=IF([.F23]=&quot;Not Relevant&quot;; 0; IF(ISBLANK([.F23]); &quot;&quot;; VLOOKUP([.F23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Not Relevant</text:p>
          </table:table-cell>
          <table:table-cell table:style-name="ce48" table:formula="of:=IF([.J23]=&quot;Not Relevant&quot;; 0; IF(ISBLANK([.J23]); &quot;&quot;; VLOOKUP([.J23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 table:number-columns-repeated="2"/>
          <table:table-cell table:style-name="ce36" table:content-validation-name="val1" office:value-type="string" calcext:value-type="string">
            <text:p>Not Relevant</text:p>
          </table:table-cell>
          <table:table-cell table:style-name="ce54" table:formula="of:=IF([.N23]=&quot;Not Relevant&quot;; 0; IF(ISBLANK([.N23]); &quot;&quot;; VLOOKUP([.N23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23"/>
          <table:table-cell table:style-name="ce62" table:formula="of:=ROUND(AVERAGE([.G23];[.K23];[.O23]);1)" office:value-type="float" office:value="0" calcext:value-type="float">
            <text:p>0</text:p>
          </table:table-cell>
          <table:table-cell table:style-name="ce66" table:formula="of:=IF([.Q23]=0; &quot;Not Relevant&quot;;     IF(AND([.Q23]&gt;0; [.Q23]&lt;=0.4); &quot;Very Low&quot;;     IF(AND([.Q23]&gt;0.4; [.Q23]&lt;=2); &quot;Low&quot;;     IF(AND([.Q23]&gt;2; [.Q23]&lt;=7.9); &quot;Medium&quot;;     IF(AND([.Q23]&gt;7.9; [.Q23]&lt;=9.5); &quot;High&quot;;     IF(AND([.Q23]&gt;9.5; [.Q23]&lt;=10); &quot;Very High&quot;; &quot;Out of Range&quot;))))))" office:value-type="string" office:string-value="Not Relevant" calcext:value-type="string">
            <text:p>Not Relevant</text:p>
          </table:table-cell>
          <table:table-cell table:style-name="ce70" table:formula="of:=AVERAGE([.G23];[.K23];[.O23])/10" office:value-type="percentage" office:value="0" calcext:value-type="percentage">
            <text:p>0.00%</text:p>
          </table:table-cell>
          <table:table-cell table:style-name="ce76" table:formula="of:=MAX([.O23];[.K23];[.G23])" office:value-type="float" office:value="0" calcext:value-type="float">
            <text:p>0</text:p>
          </table:table-cell>
          <table:table-cell table:style-name="ce79" table:formula="of:=ifs([.T23]=0;&quot;Not Relevant&quot;; [.T23]=0.5;&quot;Very Low&quot;; [.T23]=2;&quot;Low&quot;; [.T23]=5;&quot;Medium&quot;; [.T23]=8;&quot;High&quot;; [.T23]=10;&quot;Very High&quot;; 1;&quot;Out of Range&quot;)" office:value-type="string" office:string-value="" calcext:value-type="error">
            <text:p>#NAME?</text:p>
          </table:table-cell>
          <table:table-cell table:style-name="ce70" table:formula="of:=[.T23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Incident management platforms</text:p>
          </table:table-cell>
          <table:table-cell table:style-name="ce10"/>
          <table:table-cell table:style-name="ce10" office:value-type="string" calcext:value-type="string">
            <text:p>CS-IM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24]=&quot;Not Relevant&quot;; 0; IF(ISBLANK([.F24]); &quot;&quot;; VLOOKUP([.F24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9" table:formula="of:=IF([.J24]=&quot;Not Relevant&quot;; 0; IF(ISBLANK([.J24]); &quot;&quot;; VLOOKUP([.J24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24]=&quot;Not Relevant&quot;; 0; IF(ISBLANK([.N24]); &quot;&quot;; VLOOKUP([.N24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24];[.K24];[.O24]);1)" office:value-type="float" office:value="0" calcext:value-type="float">
            <text:p>0</text:p>
          </table:table-cell>
          <table:table-cell table:style-name="ce65" table:formula="of:=IF([.Q24]=0; &quot;Not Relevant&quot;;     IF(AND([.Q24]&gt;0; [.Q24]&lt;=0.4); &quot;Very Low&quot;;     IF(AND([.Q24]&gt;0.4; [.Q24]&lt;=2); &quot;Low&quot;;     IF(AND([.Q24]&gt;2; [.Q24]&lt;=7.9); &quot;Medium&quot;;     IF(AND([.Q24]&gt;7.9; [.Q24]&lt;=9.5); &quot;High&quot;;     IF(AND([.Q24]&gt;9.5; [.Q24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24];[.K24];[.O24])/10" office:value-type="percentage" office:value="0" calcext:value-type="percentage">
            <text:p>0.00%</text:p>
          </table:table-cell>
          <table:table-cell table:style-name="ce73" table:formula="of:=MAX([.O24];[.K24];[.G24])" office:value-type="float" office:value="0" calcext:value-type="float">
            <text:p>0</text:p>
          </table:table-cell>
          <table:table-cell table:style-name="ce78" table:formula="of:=ifs([.T24]=0;&quot;Not Relevant&quot;; [.T24]=0.5;&quot;Very Low&quot;; [.T24]=2;&quot;Low&quot;; [.T24]=5;&quot;Medium&quot;; [.T24]=8;&quot;High&quot;; [.T24]=10;&quot;Very High&quot;; 1;&quot;Out of Range&quot;)" office:value-type="string" office:string-value="" calcext:value-type="error">
            <text:p>#NAME?</text:p>
          </table:table-cell>
          <table:table-cell table:style-name="ce67" table:formula="of:=[.T24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Communication networks</text:p>
          </table:table-cell>
          <table:table-cell table:style-name="ce10"/>
          <table:table-cell table:style-name="ce10" office:value-type="string" calcext:value-type="string">
            <text:p>CS-CN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25]=&quot;Not Relevant&quot;; 0; IF(ISBLANK([.F25]); &quot;&quot;; VLOOKUP([.F25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9" table:formula="of:=IF([.J25]=&quot;Not Relevant&quot;; 0; IF(ISBLANK([.J25]); &quot;&quot;; VLOOKUP([.J25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25]=&quot;Not Relevant&quot;; 0; IF(ISBLANK([.N25]); &quot;&quot;; VLOOKUP([.N25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25];[.K25];[.O25]);1)" office:value-type="float" office:value="0" calcext:value-type="float">
            <text:p>0</text:p>
          </table:table-cell>
          <table:table-cell table:style-name="ce65" table:formula="of:=IF([.Q25]=0; &quot;Not Relevant&quot;;     IF(AND([.Q25]&gt;0; [.Q25]&lt;=0.4); &quot;Very Low&quot;;     IF(AND([.Q25]&gt;0.4; [.Q25]&lt;=2); &quot;Low&quot;;     IF(AND([.Q25]&gt;2; [.Q25]&lt;=7.9); &quot;Medium&quot;;     IF(AND([.Q25]&gt;7.9; [.Q25]&lt;=9.5); &quot;High&quot;;     IF(AND([.Q25]&gt;9.5; [.Q25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25];[.K25];[.O25])/10" office:value-type="percentage" office:value="0" calcext:value-type="percentage">
            <text:p>0.00%</text:p>
          </table:table-cell>
          <table:table-cell table:style-name="ce73" table:formula="of:=MAX([.O25];[.K25];[.G25])" office:value-type="float" office:value="0" calcext:value-type="float">
            <text:p>0</text:p>
          </table:table-cell>
          <table:table-cell table:style-name="ce78" table:formula="of:=ifs([.T25]=0;&quot;Not Relevant&quot;; [.T25]=0.5;&quot;Very Low&quot;; [.T25]=2;&quot;Low&quot;; [.T25]=5;&quot;Medium&quot;; [.T25]=8;&quot;High&quot;; [.T25]=10;&quot;Very High&quot;; 1;&quot;Out of Range&quot;)" office:value-type="string" office:string-value="" calcext:value-type="error">
            <text:p>#NAME?</text:p>
          </table:table-cell>
          <table:table-cell table:style-name="ce67" table:formula="of:=[.T25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covered-table-cell table:style-name="ce5"/>
          <table:table-cell table:style-name="ce14" office:value-type="string" calcext:value-type="string">
            <text:p>Inventory and logistics tracking systems</text:p>
          </table:table-cell>
          <table:table-cell table:style-name="ce10"/>
          <table:table-cell table:style-name="ce10" office:value-type="string" calcext:value-type="string">
            <text:p>CS-IL</text:p>
          </table:table-cell>
          <table:table-cell table:style-name="ce30"/>
          <table:table-cell table:style-name="ce14" table:content-validation-name="val1" office:value-type="string" calcext:value-type="string">
            <text:p>Not Relevant</text:p>
          </table:table-cell>
          <table:table-cell table:style-name="ce37" table:formula="of:=IF([.F26]=&quot;Not Relevant&quot;; 0; IF(ISBLANK([.F26]); &quot;&quot;; VLOOKUP([.F26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49" table:formula="of:=IF([.J26]=&quot;Not Relevant&quot;; 0; IF(ISBLANK([.J26]); &quot;&quot;; VLOOKUP([.J26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 table:number-columns-repeated="2"/>
          <table:table-cell table:style-name="ce14" table:content-validation-name="val1" office:value-type="string" calcext:value-type="string">
            <text:p>Not Relevant</text:p>
          </table:table-cell>
          <table:table-cell table:style-name="ce51" table:formula="of:=IF([.N26]=&quot;Not Relevant&quot;; 0; IF(ISBLANK([.N26]); &quot;&quot;; VLOOKUP([.N26]; {&quot;Very Low&quot;;0.5|&quot;Low&quot;;2|&quot;Medium&quot;;5|&quot;High&quot;;8|&quot;Very High&quot;;10}; 2; 0)))" office:value-type="float" office:value="0" calcext:value-type="float">
            <text:p>0</text:p>
          </table:table-cell>
          <table:table-cell table:style-name="ce10"/>
          <table:table-cell table:style-name="ce59" table:formula="of:=ROUND(AVERAGE([.G26];[.K26];[.O26]);1)" office:value-type="float" office:value="0" calcext:value-type="float">
            <text:p>0</text:p>
          </table:table-cell>
          <table:table-cell table:style-name="ce65" table:formula="of:=IF([.Q26]=0; &quot;Not Relevant&quot;;     IF(AND([.Q26]&gt;0; [.Q26]&lt;=0.4); &quot;Very Low&quot;;     IF(AND([.Q26]&gt;0.4; [.Q26]&lt;=2); &quot;Low&quot;;     IF(AND([.Q26]&gt;2; [.Q26]&lt;=7.9); &quot;Medium&quot;;     IF(AND([.Q26]&gt;7.9; [.Q26]&lt;=9.5); &quot;High&quot;;     IF(AND([.Q26]&gt;9.5; [.Q26]&lt;=10); &quot;Very High&quot;; &quot;Out of Range&quot;))))))" office:value-type="string" office:string-value="Not Relevant" calcext:value-type="string">
            <text:p>Not Relevant</text:p>
          </table:table-cell>
          <table:table-cell table:style-name="ce67" table:formula="of:=AVERAGE([.G26];[.K26];[.O26])/10" office:value-type="percentage" office:value="0" calcext:value-type="percentage">
            <text:p>0.00%</text:p>
          </table:table-cell>
          <table:table-cell table:style-name="ce73" table:formula="of:=MAX([.O26];[.K26];[.G26])" office:value-type="float" office:value="0" calcext:value-type="float">
            <text:p>0</text:p>
          </table:table-cell>
          <table:table-cell table:style-name="ce78" table:formula="of:=ifs([.T26]=0;&quot;Not Relevant&quot;; [.T26]=0.5;&quot;Very Low&quot;; [.T26]=2;&quot;Low&quot;; [.T26]=5;&quot;Medium&quot;; [.T26]=8;&quot;High&quot;; [.T26]=10;&quot;Very High&quot;; 1;&quot;Out of Range&quot;)" office:value-type="string" office:string-value="" calcext:value-type="error">
            <text:p>#NAME?</text:p>
          </table:table-cell>
          <table:table-cell table:style-name="ce67" table:formula="of:=[.T26]/10" office:value-type="percentage" office:value="0" calcext:value-type="percentage">
            <text:p>0.00%</text:p>
          </table:table-cell>
          <table:table-cell table:style-name="ce10" table:number-columns-repeated="8"/>
          <table:table-cell table:number-columns-repeated="994"/>
        </table:table-row>
        <table:table-row table:style-name="ro1">
          <table:table-cell table:style-name="ce9"/>
          <table:table-cell table:style-name="ce20"/>
          <table:table-cell table:style-name="ce24" table:number-columns-repeated="2"/>
          <table:table-cell table:style-name="ce35"/>
          <table:table-cell table:style-name="ce24" table:number-columns-repeated="13"/>
          <table:table-cell table:style-name="ce72" table:number-columns-repeated="2"/>
          <table:table-cell table:style-name="ce24"/>
          <table:table-cell table:style-name="ce83"/>
          <table:table-cell table:number-columns-repeated="1002"/>
        </table:table-row>
        <table:table-row table:style-name="ro1" table:number-rows-repeated="972">
          <table:table-cell table:style-name="ce1"/>
          <table:table-cell table:style-name="ce10" table:number-columns-repeated="29"/>
          <table:table-cell table:number-columns-repeated="994"/>
        </table:table-row>
        <table:table-row table:style-name="ro4" table:number-rows-repeated="104757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Assets.T5:Assets.T26">
            <calcext:condition calcext:apply-style-name="ConditionalStyle_1" calcext:value="formula-is([.U5]=&quot;Not Relevant&quot;)" calcext:base-cell-address="Assets.T5"/>
          </calcext:conditional-format>
          <calcext:conditional-format calcext:target-range-address="Assets.T5:Assets.T26">
            <calcext:condition calcext:apply-style-name="ConditionalStyle_2" calcext:value="formula-is([.U5]=&quot;Low&quot;)" calcext:base-cell-address="Assets.T5"/>
          </calcext:conditional-format>
          <calcext:conditional-format calcext:target-range-address="Assets.T5:Assets.T26">
            <calcext:condition calcext:apply-style-name="ConditionalStyle_3" calcext:value="formula-is([.U5]=&quot;Very Low&quot;)" calcext:base-cell-address="Assets.T5"/>
          </calcext:conditional-format>
          <calcext:conditional-format calcext:target-range-address="Assets.T5:Assets.T26">
            <calcext:condition calcext:apply-style-name="ConditionalStyle_4" calcext:value="formula-is([.U5]=&quot;High&quot;)" calcext:base-cell-address="Assets.T5"/>
          </calcext:conditional-format>
          <calcext:conditional-format calcext:target-range-address="Assets.T5:Assets.T26">
            <calcext:condition calcext:apply-style-name="ConditionalStyle_5" calcext:value="formula-is([.U5]=&quot;Medium&quot;)" calcext:base-cell-address="Assets.T5"/>
          </calcext:conditional-format>
          <calcext:conditional-format calcext:target-range-address="Assets.T5:Assets.T26">
            <calcext:condition calcext:apply-style-name="ConditionalStyle_6" calcext:value="formula-is([.U5]=&quot;Very High&quot;)" calcext:base-cell-address="Assets.T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1" calcext:value="=&quot;Not Relevant&quot;" calcext:base-cell-address="Assets.R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3" calcext:value="=&quot;Very Low&quot;" calcext:base-cell-address="Assets.R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2" calcext:value="=&quot;Low&quot;" calcext:base-cell-address="Assets.R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7" calcext:value="=&quot;Medium&quot;" calcext:base-cell-address="Assets.R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4" calcext:value="=&quot;High&quot;" calcext:base-cell-address="Assets.R5"/>
          </calcext:conditional-format>
          <calcext:conditional-format calcext:target-range-address="Assets.R5:Assets.R8 Assets.U5:Assets.U8 Assets.R11:Assets.R14 Assets.U11:Assets.U14 Assets.R17:Assets.R20 Assets.U17:Assets.U20 Assets.R23:Assets.R26 Assets.U23:Assets.U26">
            <calcext:condition calcext:apply-style-name="ConditionalStyle_6" calcext:value="=&quot;Very High&quot;" calcext:base-cell-address="Assets.R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1" calcext:value="formula-is([.R5]=&quot;Not Relevant&quot;)" calcext:base-cell-address="Assets.S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3" calcext:value="formula-is([.R5]=&quot;Very Low&quot;)" calcext:base-cell-address="Assets.S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2" calcext:value="formula-is([.R5]=&quot;Low&quot;)" calcext:base-cell-address="Assets.S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7" calcext:value="formula-is([.R5]=&quot;Medium&quot;)" calcext:base-cell-address="Assets.S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4" calcext:value="formula-is([.R5]=&quot;High&quot;)" calcext:base-cell-address="Assets.S5"/>
          </calcext:conditional-format>
          <calcext:conditional-format calcext:target-range-address="Assets.S5:Assets.S8 Assets.V5:Assets.V8 Assets.X5:Assets.X5 Assets.S11:Assets.S14 Assets.V11:Assets.V14 Assets.S17:Assets.S20 Assets.V17:Assets.V20 Assets.S23:Assets.S26 Assets.V23:Assets.V26">
            <calcext:condition calcext:apply-style-name="ConditionalStyle_6" calcext:value="formula-is([.R5]=&quot;Very High&quot;)" calcext:base-cell-address="Assets.S5"/>
          </calcext:conditional-format>
          <calcext:conditional-format calcext:target-range-address="Assets.Q5:Assets.Q26">
            <calcext:condition calcext:apply-style-name="ConditionalStyle_1" calcext:value="formula-is([.R5]=&quot;Not Relevant&quot;)" calcext:base-cell-address="Assets.Q5"/>
          </calcext:conditional-format>
          <calcext:conditional-format calcext:target-range-address="Assets.Q5:Assets.Q26">
            <calcext:condition calcext:apply-style-name="ConditionalStyle_3" calcext:value="formula-is([.R5]=&quot;Very Low&quot;)" calcext:base-cell-address="Assets.Q5"/>
          </calcext:conditional-format>
          <calcext:conditional-format calcext:target-range-address="Assets.Q5:Assets.Q26">
            <calcext:condition calcext:apply-style-name="ConditionalStyle_2" calcext:value="formula-is([.R5]=&quot;Low&quot;)" calcext:base-cell-address="Assets.Q5"/>
          </calcext:conditional-format>
          <calcext:conditional-format calcext:target-range-address="Assets.Q5:Assets.Q26">
            <calcext:condition calcext:apply-style-name="ConditionalStyle_5" calcext:value="formula-is([.R5]=&quot;Medium&quot;)" calcext:base-cell-address="Assets.Q5"/>
          </calcext:conditional-format>
          <calcext:conditional-format calcext:target-range-address="Assets.Q5:Assets.Q26">
            <calcext:condition calcext:apply-style-name="ConditionalStyle_4" calcext:value="formula-is([.R5]=&quot;High&quot;)" calcext:base-cell-address="Assets.Q5"/>
          </calcext:conditional-format>
          <calcext:conditional-format calcext:target-range-address="Assets.Q5:Assets.Q26">
            <calcext:condition calcext:apply-style-name="ConditionalStyle_6" calcext:value="formula-is([.R5]=&quot;Very High&quot;)" calcext:base-cell-address="Assets.Q5"/>
          </calcext:conditional-format>
          <calcext:conditional-format calcext:target-range-address="Assets.G5:Assets.G26">
            <calcext:condition calcext:apply-style-name="ConditionalStyle_1" calcext:value="formula-is([.F5]=&quot;Not Relevant&quot;)" calcext:base-cell-address="Assets.G5"/>
          </calcext:conditional-format>
          <calcext:conditional-format calcext:target-range-address="Assets.G5:Assets.G26">
            <calcext:condition calcext:apply-style-name="ConditionalStyle_3" calcext:value="formula-is([.F5]=&quot;Very Low&quot;)" calcext:base-cell-address="Assets.G5"/>
          </calcext:conditional-format>
          <calcext:conditional-format calcext:target-range-address="Assets.G5:Assets.G26">
            <calcext:condition calcext:apply-style-name="ConditionalStyle_2" calcext:value="formula-is([.F5]=&quot;Low&quot;)" calcext:base-cell-address="Assets.G5"/>
          </calcext:conditional-format>
          <calcext:conditional-format calcext:target-range-address="Assets.G5:Assets.G26">
            <calcext:condition calcext:apply-style-name="ConditionalStyle_4" calcext:value="formula-is([.F5]=&quot;High&quot;)" calcext:base-cell-address="Assets.G5"/>
          </calcext:conditional-format>
          <calcext:conditional-format calcext:target-range-address="Assets.G5:Assets.G26">
            <calcext:condition calcext:apply-style-name="ConditionalStyle_6" calcext:value="formula-is([.F5]=&quot;Very High&quot;)" calcext:base-cell-address="Assets.G5"/>
          </calcext:conditional-format>
          <calcext:conditional-format calcext:target-range-address="Assets.G5:Assets.G26">
            <calcext:condition calcext:apply-style-name="ConditionalStyle_5" calcext:value="formula-is([.F5]=&quot;Medium&quot;)" calcext:base-cell-address="Assets.G5"/>
          </calcext:conditional-format>
          <calcext:conditional-format calcext:target-range-address="Assets.K5:Assets.K26">
            <calcext:condition calcext:apply-style-name="ConditionalStyle_1" calcext:value="formula-is([.J5]=&quot;Not Relevant&quot;)" calcext:base-cell-address="Assets.K5"/>
          </calcext:conditional-format>
          <calcext:conditional-format calcext:target-range-address="Assets.K5:Assets.K26">
            <calcext:condition calcext:apply-style-name="ConditionalStyle_3" calcext:value="formula-is([.J5]=&quot;Very Low&quot;)" calcext:base-cell-address="Assets.K5"/>
          </calcext:conditional-format>
          <calcext:conditional-format calcext:target-range-address="Assets.K5:Assets.K26">
            <calcext:condition calcext:apply-style-name="ConditionalStyle_8" calcext:value="formula-is([.J5]=&quot;Low&quot;)" calcext:base-cell-address="Assets.K5"/>
          </calcext:conditional-format>
          <calcext:conditional-format calcext:target-range-address="Assets.K5:Assets.K26">
            <calcext:condition calcext:apply-style-name="ConditionalStyle_5" calcext:value="formula-is([.J5]=&quot;Medium&quot;)" calcext:base-cell-address="Assets.K5"/>
          </calcext:conditional-format>
          <calcext:conditional-format calcext:target-range-address="Assets.K5:Assets.K26">
            <calcext:condition calcext:apply-style-name="ConditionalStyle_4" calcext:value="formula-is([.J5]=&quot;High&quot;)" calcext:base-cell-address="Assets.K5"/>
          </calcext:conditional-format>
          <calcext:conditional-format calcext:target-range-address="Assets.K5:Assets.K26">
            <calcext:condition calcext:apply-style-name="ConditionalStyle_6" calcext:value="formula-is([.J5]=&quot;Very High&quot;)" calcext:base-cell-address="Assets.K5"/>
          </calcext:conditional-format>
          <calcext:conditional-format calcext:target-range-address="Assets.O5:Assets.O26 Assets.K23:Assets.K26">
            <calcext:condition calcext:apply-style-name="ConditionalStyle_1" calcext:value="formula-is([.N5]=&quot;Not Relevant&quot;)" calcext:base-cell-address="Assets.K23"/>
          </calcext:conditional-format>
          <calcext:conditional-format calcext:target-range-address="Assets.O5:Assets.O26 Assets.K23:Assets.K26">
            <calcext:condition calcext:apply-style-name="ConditionalStyle_3" calcext:value="formula-is([.N5]=&quot;Very Low&quot;)" calcext:base-cell-address="Assets.K23"/>
          </calcext:conditional-format>
          <calcext:conditional-format calcext:target-range-address="Assets.O5:Assets.O26 Assets.K23:Assets.K26">
            <calcext:condition calcext:apply-style-name="ConditionalStyle_8" calcext:value="formula-is([.N5]=&quot;Low&quot;)" calcext:base-cell-address="Assets.K23"/>
          </calcext:conditional-format>
          <calcext:conditional-format calcext:target-range-address="Assets.O5:Assets.O26 Assets.K23:Assets.K26">
            <calcext:condition calcext:apply-style-name="ConditionalStyle_5" calcext:value="formula-is([.N5]=&quot;Medium&quot;)" calcext:base-cell-address="Assets.K23"/>
          </calcext:conditional-format>
          <calcext:conditional-format calcext:target-range-address="Assets.O5:Assets.O26 Assets.K23:Assets.K26">
            <calcext:condition calcext:apply-style-name="ConditionalStyle_4" calcext:value="formula-is([.N5]=&quot;High&quot;)" calcext:base-cell-address="Assets.K23"/>
          </calcext:conditional-format>
          <calcext:conditional-format calcext:target-range-address="Assets.O5:Assets.O26 Assets.K23:Assets.K26">
            <calcext:condition calcext:apply-style-name="ConditionalStyle_6" calcext:value="formula-is([.N5]=&quot;Very High&quot;)" calcext:base-cell-address="Assets.K23"/>
          </calcext:conditional-format>
        </calcext:conditional-formats>
      </table:table>
      <table:table table:name="Assessment Scale" table:style-name="ta2"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1019" table:default-cell-style-name="Default"/>
        <table:table-row table:style-name="ro1">
          <table:table-cell table:style-name="ce10"/>
          <table:table-cell table:style-name="ce85" office:value-type="string" calcext:value-type="string" table:number-columns-spanned="4" table:number-rows-spanned="1">
            <text:p>TABLE H-3: ASSESSMENT SCALE – IMPACT OF THREAT EVENTS</text:p>
          </table:table-cell>
          <table:covered-table-cell table:number-columns-repeated="3"/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 table:number-columns-repeated="26"/>
          <table:table-cell table:number-columns-repeated="998"/>
        </table:table-row>
        <table:table-row table:style-name="ro1">
          <table:table-cell table:style-name="ce10"/>
          <table:table-cell table:style-name="ce86" office:value-type="string" calcext:value-type="string">
            <text:p>Qual Value</text:p>
          </table:table-cell>
          <table:table-cell table:style-name="ce86" office:value-type="string" calcext:value-type="string">
            <text:p>Percent</text:p>
          </table:table-cell>
          <table:table-cell table:style-name="ce86" office:value-type="string" calcext:value-type="string">
            <text:p>Points</text:p>
          </table:table-cell>
          <table:table-cell table:style-name="ce86" office:value-type="string" calcext:value-type="string">
            <text:p>Description</text:p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87" office:value-type="string" calcext:value-type="string">
            <text:p>Very High</text:p>
          </table:table-cell>
          <table:table-cell table:style-name="ce93" office:value-type="string" calcext:value-type="string">
            <text:p>96-100</text:p>
          </table:table-cell>
          <table:table-cell table:style-name="ce93" office:value-type="float" office:value="10" calcext:value-type="float">
            <text:p>10</text:p>
          </table:table-cell>
          <table:table-cell table:style-name="ce17" office:value-type="string" calcext:value-type="string">
            <text:p>The threat event could be expected to have multiple severe or catastrophic adverse effects on organizational operations, organizational assets, individuals, other organizations, or the Nation.</text:p>
            <text:p/>
            <text:p/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88" office:value-type="string" calcext:value-type="string">
            <text:p>High</text:p>
          </table:table-cell>
          <table:table-cell table:style-name="ce93" office:value-type="string" calcext:value-type="string">
            <text:p>80-95</text:p>
          </table:table-cell>
          <table:table-cell table:style-name="ce93" office:value-type="float" office:value="8" calcext:value-type="float">
            <text:p>8</text:p>
          </table:table-cell>
          <table:table-cell table:style-name="ce17" office:value-type="string" calcext:value-type="string">
            <text:p>The threat event could be expected to have a severe or catastrophic adverse effect on organizational operations, organizational assets, individuals, other organizations, or the Nation. </text:p>
            <text:p/>
            <text:p>A severe or catastrophic adverse effect means that, for example, the threat event might: </text:p>
            <text:p>(i) cause a severe degradation in or loss of mission capability to an extent and duration that the organization is not able to perform one or more of its primary functions; </text:p>
            <text:p>(ii) result in major damage to organizational assets; </text:p>
            <text:p>(iii) result in major financial loss; or </text:p>
            <text:p>(iv) result in severe or catastrophic harm to individuals involving loss of life or serious life-threatening injuries.</text:p>
            <text:p/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89" office:value-type="string" calcext:value-type="string">
            <text:p>Moderate</text:p>
          </table:table-cell>
          <table:table-cell table:style-name="ce93" office:value-type="string" calcext:value-type="string">
            <text:p>21-79</text:p>
          </table:table-cell>
          <table:table-cell table:style-name="ce93" office:value-type="float" office:value="5" calcext:value-type="float">
            <text:p>5</text:p>
          </table:table-cell>
          <table:table-cell table:style-name="ce96" office:value-type="string" calcext:value-type="string">
            <text:p>If the threat event is initiated or occurs, it is somewhat likely to have adverse impacts.</text:p>
            <text:p>The threat event could be expected to have a serious adverse effect on organizational operation organizational assets, individuals other organizations, or the Nation. </text:p>
            <text:p/>
            <text:p>A serious adverse effect means that, for example, the threat event might: </text:p>
            <text:p>(i) cause a significant degradation in mission capability to an extent and duration that the organization is able to perform its primary functions, but the effectiveness of the functions is significantly reduced; </text:p>
            <text:p>(ii) result in significant damage to organizational assets; </text:p>
            <text:p>(iii) result in significant financial loss; or </text:p>
            <text:p>(iv) result in significant harm to individuals that does not involve loss of life or serious life-threatening injuries.</text:p>
            <text:p/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90" office:value-type="string" calcext:value-type="string">
            <text:p>Low</text:p>
          </table:table-cell>
          <table:table-cell table:style-name="ce93" office:value-type="string" calcext:value-type="string">
            <text:p>5-20</text:p>
          </table:table-cell>
          <table:table-cell table:style-name="ce93" office:value-type="float" office:value="2" calcext:value-type="float">
            <text:p>2</text:p>
          </table:table-cell>
          <table:table-cell table:style-name="ce17" office:value-type="string" calcext:value-type="string">
            <text:p>If the threat event is initiated or occurs, it is unlikely to have adverse impacts.The threat event could be expected to have a limited adverse effect on organizational operations,</text:p>
            <text:p>organizational assets, individuals other organizations, or the Nation. </text:p>
            <text:p/>
            <text:p>A limited adverse effect means that, for example, the threat event might: </text:p>
            <text:p>(i) cause a degradation in mission capability to an extent and duration that the organization is able to perform its primary functions, but the effectiveness of the functions is noticeably reduced; </text:p>
            <text:p>(ii) result in minor damage to organizational</text:p>
            <text:p>assets; </text:p>
            <text:p>(iii) result in minor financial loss; or </text:p>
            <text:p>(iv) result in minor harm to individuals.</text:p>
            <text:p/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10"/>
          <table:table-cell table:style-name="ce91" office:value-type="string" calcext:value-type="string">
            <text:p>Very Low</text:p>
          </table:table-cell>
          <table:table-cell table:style-name="ce94" office:value-type="date" office:date-value="2025-04-01" calcext:value-type="date">
            <text:p>1-4</text:p>
          </table:table-cell>
          <table:table-cell table:style-name="ce93" office:value-type="float" office:value="0.5" calcext:value-type="float">
            <text:p>0.5</text:p>
          </table:table-cell>
          <table:table-cell table:style-name="ce17" office:value-type="string" calcext:value-type="string">
            <text:p>The threat event could be expected to have a negligible adverse effect on organizational operations, organizational assets, individuals other organizations, or the Nation.</text:p>
            <text:p/>
          </table:table-cell>
          <table:table-cell table:style-name="ce10" table:number-columns-repeated="21"/>
          <table:table-cell table:number-columns-repeated="998"/>
        </table:table-row>
        <table:table-row table:style-name="ro1">
          <table:table-cell table:style-name="ce22"/>
          <table:table-cell table:style-name="ce92" office:value-type="string" calcext:value-type="string">
            <text:p>Not Relevant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22" office:value-type="string" calcext:value-type="string">
            <text:p>-</text:p>
          </table:table-cell>
          <table:table-cell table:style-name="ce22" table:number-columns-repeated="21"/>
          <table:table-cell table:number-columns-repeated="998"/>
        </table:table-row>
        <table:table-row table:style-name="ro1">
          <table:table-cell table:style-name="ce22" table:number-columns-repeated="26"/>
          <table:table-cell table:number-columns-repeated="998"/>
        </table:table-row>
        <table:table-row table:style-name="ro1" table:number-rows-repeated="990">
          <table:table-cell table:style-name="ce22" table:number-columns-repeated="26"/>
          <table:table-cell table:number-columns-repeated="998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6dce1"/>
      <style:text-properties fo:color="#215a6c"/>
    </style:style>
    <style:style style:name="ConditionalStyle_5f_2" style:display-name="ConditionalStyle_2" style:family="table-cell" style:parent-style-name="Default">
      <style:table-cell-properties fo:background-color="#ffe59f"/>
      <style:text-properties fo:color="#463721"/>
    </style:style>
    <style:style style:name="ConditionalStyle_5f_3" style:display-name="ConditionalStyle_3" style:family="table-cell" style:parent-style-name="Default">
      <style:table-cell-properties fo:background-color="#d4edbb"/>
      <style:text-properties fo:color="#13734b"/>
    </style:style>
    <style:style style:name="ConditionalStyle_5f_4" style:display-name="ConditionalStyle_4" style:family="table-cell" style:parent-style-name="Default">
      <style:table-cell-properties fo:background-color="#ffcfc8"/>
      <style:text-properties fo:color="#b10202"/>
    </style:style>
    <style:style style:name="ConditionalStyle_5f_5" style:display-name="ConditionalStyle_5" style:family="table-cell" style:parent-style-name="Default">
      <style:table-cell-properties fo:background-color="#ffc8aa"/>
      <style:text-properties fo:color="#753800"/>
    </style:style>
    <style:style style:name="ConditionalStyle_5f_6" style:display-name="ConditionalStyle_6" style:family="table-cell" style:parent-style-name="Default">
      <style:table-cell-properties fo:background-color="#b45f5f"/>
      <style:text-properties fo:color="#ffcfc8"/>
    </style:style>
    <style:style style:name="ConditionalStyle_5f_7" style:display-name="ConditionalStyle_7" style:family="table-cell" style:parent-style-name="Default">
      <style:table-cell-properties fo:background-color="#ffc8aa"/>
      <style:text-properties fo:color="#463721"/>
    </style:style>
    <style:style style:name="ConditionalStyle_5f_8" style:display-name="ConditionalStyle_8" style:family="table-cell" style:parent-style-name="Default">
      <style:table-cell-properties fo:background-color="#ffe59f"/>
      <style:text-properties fo:color="#7538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ssets" style:display-name="PageStyle_As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sessment_20_Scale" style:display-name="PageStyle_Assessment Sca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03" meta:object-count="0"/>
    <meta:generator>LibreOfficeDev/6.0.5.2$Linux_X86_64 LibreOffice_project/</meta:generator>
  </office:meta>
</office:document-meta>
</file>